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201cm" table:align="margins"/>
    </style:style>
    <style:style style:name="Licença-da-Publicação.A" style:family="table-column">
      <style:table-column-properties style:column-width="12.201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Table1" style:family="table">
      <style:table-properties style:width="12.201cm" table:align="margins"/>
    </style:style>
    <style:style style:name="Table1.A" style:family="table-column">
      <style:table-column-properties style:column-width="12.201cm" style:rel-column-width="65535*"/>
    </style:style>
    <style:style style:name="Table1.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4cm" style:rel-column-width="8807*"/>
    </style:style>
    <style:style style:name="Squencia-do-Teste.B" style:family="table-column">
      <style:table-column-properties style:column-width="10.5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6*"/>
    </style:style>
    <style:style style:name="Atencao-e-Reflexo.B" style:family="table-column">
      <style:table-column-properties style:column-width="2.872cm" style:rel-column-width="15422*"/>
    </style:style>
    <style:style style:name="Atencao-e-Reflexo.D" style:family="table-column">
      <style:table-column-properties style:column-width="2.872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Footer_20_left">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4"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5"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6"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7" style:family="paragraph" style:parent-style-name="Comment">
      <style:paragraph-properties fo:text-align="justify" style:justify-single-word="false"/>
      <style:text-properties fo:font-size="10pt" officeooo:paragraph-rsid="01d6672f" style:font-size-asian="10pt" style:font-size-complex="10pt"/>
    </style:style>
    <style:style style:name="P8"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officeooo:paragraph-rsid="00f6fb4c" style:font-size-asian="12pt" style:font-size-complex="12pt"/>
    </style:style>
    <style:style style:name="P19" style:family="paragraph" style:parent-style-name="Header">
      <style:text-properties fo:font-size="2pt" style:font-size-asian="1.75pt" style:font-size-complex="2pt"/>
    </style:style>
    <style:style style:name="P20" style:family="paragraph" style:parent-style-name="Standard">
      <style:text-properties fo:font-size="2pt" officeooo:paragraph-rsid="00f6fb4c" style:font-size-asian="1.75pt" style:font-size-complex="2pt"/>
    </style:style>
    <style:style style:name="P21"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3"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5"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6"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7"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28" style:family="paragraph" style:parent-style-name="Standard">
      <style:text-properties fo:language="pt" fo:country="BR"/>
    </style:style>
    <style:style style:name="P29" style:family="paragraph" style:parent-style-name="Standard">
      <style:text-properties fo:language="pt" fo:country="BR" officeooo:rsid="0015eb52" officeooo:paragraph-rsid="0015eb52"/>
    </style:style>
    <style:style style:name="P30" style:family="paragraph" style:parent-style-name="Standard">
      <style:text-properties fo:language="pt" fo:country="BR" officeooo:rsid="0015eb52"/>
    </style:style>
    <style:style style:name="P31" style:family="paragraph" style:parent-style-name="Standard">
      <style:text-properties fo:language="pt" fo:country="BR" officeooo:paragraph-rsid="0019f563"/>
    </style:style>
    <style:style style:name="P32" style:family="paragraph" style:parent-style-name="Standard">
      <style:text-properties fo:language="pt" fo:country="BR" officeooo:rsid="00347cd8" officeooo:paragraph-rsid="00347cd8"/>
    </style:style>
    <style:style style:name="P33" style:family="paragraph" style:parent-style-name="Standard">
      <style:paragraph-properties fo:text-align="justify" style:justify-single-word="false"/>
      <style:text-properties fo:language="pt" fo:country="BR" officeooo:rsid="00347cd8" officeooo:paragraph-rsid="013adc10"/>
    </style:style>
    <style:style style:name="P34" style:family="paragraph" style:parent-style-name="Standard">
      <style:text-properties fo:language="pt" fo:country="BR" officeooo:rsid="0042cfd9" officeooo:paragraph-rsid="0015eb52"/>
    </style:style>
    <style:style style:name="P35" style:family="paragraph" style:parent-style-name="Standard">
      <style:text-properties fo:language="pt" fo:country="BR" officeooo:rsid="0042cfd9" officeooo:paragraph-rsid="0042cfd9"/>
    </style:style>
    <style:style style:name="P36" style:family="paragraph" style:parent-style-name="Standard">
      <style:paragraph-properties fo:text-align="justify" style:justify-single-word="false"/>
      <style:text-properties fo:language="pt" fo:country="BR" officeooo:rsid="0042cfd9" officeooo:paragraph-rsid="0042cfd9"/>
    </style:style>
    <style:style style:name="P37" style:family="paragraph" style:parent-style-name="Standard">
      <style:text-properties fo:language="pt" fo:country="BR" officeooo:rsid="0042cfd9" officeooo:paragraph-rsid="0089f721"/>
    </style:style>
    <style:style style:name="P38" style:family="paragraph" style:parent-style-name="Standard">
      <style:paragraph-properties fo:text-align="justify" style:justify-single-word="false"/>
      <style:text-properties fo:language="pt" fo:country="BR" officeooo:rsid="00633b85" officeooo:paragraph-rsid="00633b85"/>
    </style:style>
    <style:style style:name="P39" style:family="paragraph" style:parent-style-name="Standard">
      <style:text-properties fo:language="pt" fo:country="BR" officeooo:rsid="00633b85" officeooo:paragraph-rsid="0136a1c2"/>
    </style:style>
    <style:style style:name="P40" style:family="paragraph" style:parent-style-name="Standard">
      <style:text-properties fo:language="pt" fo:country="BR" officeooo:paragraph-rsid="0015eb52"/>
    </style:style>
    <style:style style:name="P41" style:family="paragraph" style:parent-style-name="Standard">
      <style:paragraph-properties fo:text-align="justify" style:justify-single-word="false"/>
      <style:text-properties fo:language="pt" fo:country="BR"/>
    </style:style>
    <style:style style:name="P42" style:family="paragraph" style:parent-style-name="Standard">
      <style:paragraph-properties fo:text-align="justify" style:justify-single-word="false"/>
      <style:text-properties fo:language="pt" fo:country="BR" officeooo:paragraph-rsid="001021ff"/>
    </style:style>
    <style:style style:name="P43" style:family="paragraph" style:parent-style-name="Standard">
      <style:paragraph-properties fo:text-align="justify" style:justify-single-word="false"/>
      <style:text-properties fo:language="pt" fo:country="BR" officeooo:paragraph-rsid="0019f563"/>
    </style:style>
    <style:style style:name="P44" style:family="paragraph" style:parent-style-name="Standard">
      <style:paragraph-properties fo:text-align="justify" style:justify-single-word="false"/>
      <style:text-properties fo:language="pt" fo:country="BR" officeooo:paragraph-rsid="00221051"/>
    </style:style>
    <style:style style:name="P45" style:family="paragraph" style:parent-style-name="Standard">
      <style:paragraph-properties fo:text-align="justify" style:justify-single-word="false"/>
      <style:text-properties fo:language="pt" fo:country="BR" officeooo:paragraph-rsid="01505984"/>
    </style:style>
    <style:style style:name="P46" style:family="paragraph" style:parent-style-name="Standard">
      <style:paragraph-properties fo:text-align="justify" style:justify-single-word="false"/>
      <style:text-properties fo:language="pt" fo:country="BR" officeooo:paragraph-rsid="02103f83"/>
    </style:style>
    <style:style style:name="P47" style:family="paragraph" style:parent-style-name="Standard">
      <style:paragraph-properties fo:text-align="justify" style:justify-single-word="false"/>
      <style:text-properties fo:language="pt" fo:country="BR" officeooo:rsid="005f8751" officeooo:paragraph-rsid="005f8751"/>
    </style:style>
    <style:style style:name="P48" style:family="paragraph" style:parent-style-name="Standard">
      <style:paragraph-properties fo:text-align="justify" style:justify-single-word="false"/>
      <style:text-properties fo:language="pt" fo:country="BR" officeooo:rsid="00664f1b" officeooo:paragraph-rsid="00664f1b"/>
    </style:style>
    <style:style style:name="P49" style:family="paragraph" style:parent-style-name="Standard">
      <style:paragraph-properties fo:text-align="justify" style:justify-single-word="false"/>
      <style:text-properties fo:language="pt" fo:country="BR" officeooo:rsid="0068b372" officeooo:paragraph-rsid="0068b372"/>
    </style:style>
    <style:style style:name="P50" style:family="paragraph" style:parent-style-name="Standard">
      <style:paragraph-properties fo:text-align="justify" style:justify-single-word="false"/>
      <style:text-properties fo:language="pt" fo:country="BR" officeooo:rsid="004d4663" officeooo:paragraph-rsid="00671f2e"/>
    </style:style>
    <style:style style:name="P51" style:family="paragraph" style:parent-style-name="Standard">
      <style:paragraph-properties fo:text-align="justify" style:justify-single-word="false"/>
      <style:text-properties fo:language="pt" fo:country="BR" officeooo:rsid="00870394" officeooo:paragraph-rsid="00870394"/>
    </style:style>
    <style:style style:name="P52" style:family="paragraph" style:parent-style-name="Standard">
      <style:paragraph-properties fo:text-align="justify" style:justify-single-word="false"/>
      <style:text-properties fo:language="pt" fo:country="BR" officeooo:rsid="00b1267b" officeooo:paragraph-rsid="00b1267b"/>
    </style:style>
    <style:style style:name="P53" style:family="paragraph" style:parent-style-name="Standard">
      <style:paragraph-properties fo:text-align="justify" style:justify-single-word="false"/>
      <style:text-properties fo:language="pt" fo:country="BR" officeooo:rsid="01328aec" officeooo:paragraph-rsid="01328aec"/>
    </style:style>
    <style:style style:name="P54" style:family="paragraph" style:parent-style-name="Standard">
      <style:paragraph-properties fo:text-align="justify" style:justify-single-word="false"/>
      <style:text-properties fo:language="pt" fo:country="BR" officeooo:rsid="013a7242" officeooo:paragraph-rsid="013a7242"/>
    </style:style>
    <style:style style:name="P55" style:family="paragraph" style:parent-style-name="Standard">
      <style:text-properties fo:language="pt" fo:country="BR" officeooo:rsid="01505984" officeooo:paragraph-rsid="01505984"/>
    </style:style>
    <style:style style:name="P56" style:family="paragraph" style:parent-style-name="Standard">
      <style:paragraph-properties fo:text-align="justify" style:justify-single-word="false"/>
      <style:text-properties fo:language="pt" fo:country="BR" officeooo:rsid="01505984" officeooo:paragraph-rsid="01505984"/>
    </style:style>
    <style:style style:name="P57" style:family="paragraph" style:parent-style-name="Standard">
      <style:paragraph-properties fo:text-align="justify" style:justify-single-word="false"/>
      <style:text-properties fo:language="pt" fo:country="BR" officeooo:rsid="01505984" officeooo:paragraph-rsid="0151778d"/>
    </style:style>
    <style:style style:name="P58" style:family="paragraph" style:parent-style-name="Standard">
      <style:paragraph-properties fo:text-align="justify" style:justify-single-word="false"/>
      <style:text-properties fo:language="pt" fo:country="BR" officeooo:rsid="01583ac4" officeooo:paragraph-rsid="01583ac4"/>
    </style:style>
    <style:style style:name="P59" style:family="paragraph" style:parent-style-name="Standard">
      <style:paragraph-properties fo:text-align="justify" style:justify-single-word="false"/>
      <style:text-properties fo:language="pt" fo:country="BR" officeooo:rsid="01583ac4" officeooo:paragraph-rsid="0287fddb"/>
    </style:style>
    <style:style style:name="P60" style:family="paragraph" style:parent-style-name="Standard">
      <style:paragraph-properties fo:text-align="justify" style:justify-single-word="false"/>
      <style:text-properties fo:language="pt" fo:country="BR" officeooo:rsid="015a074b" officeooo:paragraph-rsid="015a074b"/>
    </style:style>
    <style:style style:name="P61" style:family="paragraph" style:parent-style-name="Standard">
      <style:paragraph-properties fo:text-align="justify" style:justify-single-word="false"/>
      <style:text-properties fo:language="pt" fo:country="BR" officeooo:rsid="015a074b" officeooo:paragraph-rsid="0287fddb"/>
    </style:style>
    <style:style style:name="P62" style:family="paragraph" style:parent-style-name="Standard">
      <style:text-properties fo:language="pt" fo:country="BR" officeooo:rsid="017e336b" officeooo:paragraph-rsid="017e336b"/>
    </style:style>
    <style:style style:name="P63" style:family="paragraph" style:parent-style-name="Standard">
      <style:paragraph-properties fo:text-align="justify" style:justify-single-word="false"/>
      <style:text-properties fo:language="pt" fo:country="BR" officeooo:rsid="018b9968" officeooo:paragraph-rsid="018b9968"/>
    </style:style>
    <style:style style:name="P64" style:family="paragraph" style:parent-style-name="Standard">
      <style:paragraph-properties fo:text-align="justify" style:justify-single-word="false"/>
      <style:text-properties fo:language="pt" fo:country="BR" officeooo:rsid="0134816e" officeooo:paragraph-rsid="0134816e"/>
    </style:style>
    <style:style style:name="P65" style:family="paragraph" style:parent-style-name="Standard">
      <style:paragraph-properties fo:text-align="justify" style:justify-single-word="false"/>
      <style:text-properties fo:language="pt" fo:country="BR" officeooo:rsid="006f4d4c" officeooo:paragraph-rsid="01984c5c"/>
    </style:style>
    <style:style style:name="P66" style:family="paragraph" style:parent-style-name="Standard">
      <style:paragraph-properties fo:text-align="start" style:justify-single-word="false"/>
      <style:text-properties fo:language="pt" fo:country="BR"/>
    </style:style>
    <style:style style:name="P67" style:family="paragraph" style:parent-style-name="Standard">
      <style:paragraph-properties fo:text-align="justify" style:justify-single-word="false"/>
      <style:text-properties fo:language="pt" fo:country="BR" officeooo:rsid="007479f3" officeooo:paragraph-rsid="007a3a8a"/>
    </style:style>
    <style:style style:name="P68" style:family="paragraph" style:parent-style-name="Standard">
      <style:paragraph-properties fo:text-align="justify" style:justify-single-word="false"/>
      <style:text-properties fo:language="pt" fo:country="BR" officeooo:rsid="0089f721" officeooo:paragraph-rsid="01fafb7a"/>
    </style:style>
    <style:style style:name="P69" style:family="paragraph" style:parent-style-name="Standard">
      <style:paragraph-properties fo:text-align="justify" style:justify-single-word="false"/>
      <style:text-properties fo:language="pt" fo:country="BR" officeooo:rsid="0089f721" officeooo:paragraph-rsid="0211b00b"/>
    </style:style>
    <style:style style:name="P70" style:family="paragraph" style:parent-style-name="Standard">
      <style:paragraph-properties fo:text-align="justify" style:justify-single-word="false"/>
      <style:text-properties fo:language="pt" fo:country="BR" officeooo:rsid="0089f721" officeooo:paragraph-rsid="0212f9fc"/>
    </style:style>
    <style:style style:name="P71" style:family="paragraph" style:parent-style-name="Standard">
      <style:paragraph-properties fo:text-align="justify" style:justify-single-word="false"/>
      <style:text-properties fo:language="pt" fo:country="BR" officeooo:rsid="0089f721" officeooo:paragraph-rsid="02476975"/>
    </style:style>
    <style:style style:name="P72" style:family="paragraph" style:parent-style-name="Standard">
      <style:text-properties fo:language="pt" fo:country="BR" officeooo:rsid="02082bb1" officeooo:paragraph-rsid="02082bb1"/>
    </style:style>
    <style:style style:name="P73" style:family="paragraph" style:parent-style-name="Standard">
      <style:paragraph-properties fo:text-align="justify" style:justify-single-word="false"/>
      <style:text-properties fo:language="pt" fo:country="BR" officeooo:rsid="02082bb1" officeooo:paragraph-rsid="02082bb1"/>
    </style:style>
    <style:style style:name="P74" style:family="paragraph" style:parent-style-name="Standard">
      <style:text-properties fo:language="pt" fo:country="BR" officeooo:rsid="020e4669"/>
    </style:style>
    <style:style style:name="P75" style:family="paragraph" style:parent-style-name="Standard">
      <style:paragraph-properties fo:text-align="justify" style:justify-single-word="false"/>
      <style:text-properties fo:language="pt" fo:country="BR" officeooo:rsid="02171970" officeooo:paragraph-rsid="02171970"/>
    </style:style>
    <style:style style:name="P76" style:family="paragraph" style:parent-style-name="Standard">
      <style:paragraph-properties fo:text-align="justify" style:justify-single-word="false"/>
      <style:text-properties fo:language="pt" fo:country="BR" officeooo:rsid="0220804c" officeooo:paragraph-rsid="0220804c"/>
    </style:style>
    <style:style style:name="P77" style:family="paragraph" style:parent-style-name="Standard">
      <style:paragraph-properties fo:text-align="justify" style:justify-single-word="false"/>
      <style:text-properties fo:language="pt" fo:country="BR" officeooo:rsid="0220804c" officeooo:paragraph-rsid="027eed86"/>
    </style:style>
    <style:style style:name="P78" style:family="paragraph" style:parent-style-name="Standard">
      <style:paragraph-properties fo:text-align="center" style:justify-single-word="false"/>
      <style:text-properties officeooo:rsid="00ef6690" officeooo:paragraph-rsid="00ef6690"/>
    </style:style>
    <style:style style:name="P79" style:family="paragraph" style:parent-style-name="Standard">
      <style:paragraph-properties fo:text-align="start" style:justify-single-word="false"/>
    </style:style>
    <style:style style:name="P80" style:family="paragraph" style:parent-style-name="Table_20_Contents">
      <style:text-properties officeooo:rsid="013c50ae" officeooo:paragraph-rsid="013c50ae"/>
    </style:style>
    <style:style style:name="P81" style:family="paragraph" style:parent-style-name="Table_20_Contents">
      <style:paragraph-properties fo:text-align="center" style:justify-single-word="false"/>
      <style:text-properties officeooo:rsid="013c50ae" officeooo:paragraph-rsid="013c50ae"/>
    </style:style>
    <style:style style:name="P82" style:family="paragraph" style:parent-style-name="Table_20_Contents">
      <style:paragraph-properties fo:text-align="center" style:justify-single-word="false"/>
      <style:text-properties officeooo:rsid="0151b5eb" officeooo:paragraph-rsid="0151b5eb"/>
    </style:style>
    <style:style style:name="P83" style:family="paragraph" style:parent-style-name="Standard">
      <style:paragraph-properties fo:text-align="justify" style:justify-single-word="false"/>
      <style:text-properties officeooo:rsid="01a43673" officeooo:paragraph-rsid="01a43673"/>
    </style:style>
    <style:style style:name="P84" style:family="paragraph" style:parent-style-name="Standard">
      <style:paragraph-properties fo:text-align="end" style:justify-single-word="false"/>
      <style:text-properties fo:font-size="14pt" style:font-size-asian="14pt" style:font-size-complex="14pt"/>
    </style:style>
    <style:style style:name="P85"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86"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87"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88"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89"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90"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91"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92"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3"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94"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95"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96"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97" style:family="paragraph" style:parent-style-name="Table_20_Contents">
      <style:paragraph-properties fo:text-align="justify" style:justify-single-word="false"/>
      <style:text-properties fo:font-size="11pt" style:font-size-asian="11pt" style:font-size-complex="11pt"/>
    </style:style>
    <style:style style:name="P98"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99" style:family="paragraph" style:parent-style-name="Table_20_Contents">
      <style:text-properties fo:font-size="11pt" officeooo:rsid="02443802" officeooo:paragraph-rsid="02443802" style:font-size-asian="11pt" style:font-size-complex="11pt"/>
    </style:style>
    <style:style style:name="P100" style:family="paragraph" style:parent-style-name="Table_20_Contents">
      <style:text-properties fo:font-size="11pt" officeooo:rsid="02445b9d" officeooo:paragraph-rsid="02445b9d" style:font-size-asian="11pt" style:font-size-complex="11pt"/>
    </style:style>
    <style:style style:name="P101" style:family="paragraph" style:parent-style-name="Table_20_Contents">
      <style:text-properties fo:font-size="11pt" officeooo:rsid="02476975" officeooo:paragraph-rsid="02476975" style:font-size-asian="11pt" style:font-size-complex="11pt"/>
    </style:style>
    <style:style style:name="P102" style:family="paragraph" style:parent-style-name="Table_20_Contents">
      <style:text-properties fo:font-size="11pt" officeooo:rsid="024d78c7" officeooo:paragraph-rsid="024d78c7" style:font-size-asian="11pt" style:font-size-complex="11pt"/>
    </style:style>
    <style:style style:name="P103" style:family="paragraph" style:parent-style-name="Table_20_Contents">
      <style:text-properties fo:font-size="11pt" officeooo:rsid="02502fa6" officeooo:paragraph-rsid="02502fa6" style:font-size-asian="11pt" style:font-size-complex="11pt"/>
    </style:style>
    <style:style style:name="P104" style:family="paragraph" style:parent-style-name="Table_20_Contents">
      <style:text-properties fo:font-size="11pt" officeooo:rsid="025fd303" officeooo:paragraph-rsid="025fd303" style:font-size-asian="9.60000038146973pt" style:font-size-complex="11pt"/>
    </style:style>
    <style:style style:name="P105" style:family="paragraph" style:parent-style-name="Table_20_Contents">
      <style:text-properties fo:font-size="11pt" officeooo:rsid="026b165c" officeooo:paragraph-rsid="026b165c" style:font-size-asian="9.60000038146973pt" style:font-size-complex="11pt"/>
    </style:style>
    <style:style style:name="P106" style:family="paragraph" style:parent-style-name="Standard">
      <style:paragraph-properties fo:text-align="justify" style:justify-single-word="false"/>
      <style:text-properties officeooo:paragraph-rsid="008e5452"/>
    </style:style>
    <style:style style:name="P107" style:family="paragraph" style:parent-style-name="Standard">
      <style:paragraph-properties fo:text-align="justify" style:justify-single-word="false"/>
      <style:text-properties officeooo:paragraph-rsid="01891d04"/>
    </style:style>
    <style:style style:name="P108" style:family="paragraph" style:parent-style-name="Standard">
      <style:paragraph-properties fo:text-align="justify" style:justify-single-word="false"/>
      <style:text-properties officeooo:paragraph-rsid="024d78c7"/>
    </style:style>
    <style:style style:name="P109" style:family="paragraph" style:parent-style-name="Standard">
      <style:text-properties officeooo:paragraph-rsid="009ba7c0"/>
    </style:style>
    <style:style style:name="P110"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1"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112" style:family="paragraph" style:parent-style-name="Contents_20_1">
      <style:paragraph-properties>
        <style:tab-stops>
          <style:tab-stop style:position="12.599cm" style:type="right" style:leader-style="dotted" style:leader-text="."/>
        </style:tab-stops>
      </style:paragraph-properties>
    </style:style>
    <style:style style:name="P113" style:family="paragraph" style:parent-style-name="Contents_20_2">
      <style:paragraph-properties>
        <style:tab-stops>
          <style:tab-stop style:position="12.599cm" style:type="right" style:leader-style="dotted" style:leader-text="."/>
        </style:tab-stops>
      </style:paragraph-properties>
    </style:style>
    <style:style style:name="P114" style:family="paragraph" style:parent-style-name="Contents_20_3">
      <style:paragraph-properties>
        <style:tab-stops>
          <style:tab-stop style:position="12.1cm" style:type="right" style:leader-style="dotted" style:leader-text="."/>
        </style:tab-stops>
      </style:paragraph-properties>
    </style:style>
    <style:style style:name="P115" style:family="paragraph" style:parent-style-name="Standard">
      <style:paragraph-properties fo:text-align="justify" style:justify-single-word="false"/>
      <style:text-properties officeooo:rsid="0218e0cd" officeooo:paragraph-rsid="0218e0cd"/>
    </style:style>
    <style:style style:name="P116"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7" style:family="paragraph" style:parent-style-name="Title">
      <style:text-properties officeooo:paragraph-rsid="027eed86"/>
    </style:style>
    <style:style style:name="P118" style:family="paragraph" style:parent-style-name="Contents_20_1">
      <style:paragraph-properties>
        <style:tab-stops>
          <style:tab-stop style:position="12.201cm" style:type="right" style:leader-style="dotted" style:leader-text="."/>
        </style:tab-stops>
      </style:paragraph-properties>
    </style:style>
    <style:style style:name="P119" style:family="paragraph" style:parent-style-name="Contents_20_2">
      <style:paragraph-properties>
        <style:tab-stops>
          <style:tab-stop style:position="12.201cm" style:type="right" style:leader-style="dotted" style:leader-text="."/>
        </style:tab-stops>
      </style:paragraph-properties>
    </style:style>
    <style:style style:name="P120" style:family="paragraph" style:parent-style-name="Contents_20_3">
      <style:paragraph-properties>
        <style:tab-stops>
          <style:tab-stop style:position="11.702cm" style:type="right" style:leader-style="dotted" style:leader-text="."/>
        </style:tab-stops>
      </style:paragraph-properties>
    </style:style>
    <style:style style:name="P121" style:family="paragraph" style:parent-style-name="Heading_20_1">
      <style:text-properties officeooo:paragraph-rsid="000c3da5"/>
    </style:style>
    <style:style style:name="P122" style:family="paragraph" style:parent-style-name="Heading_20_1">
      <style:text-properties officeooo:rsid="020e4669" officeooo:paragraph-rsid="020e4669"/>
    </style:style>
    <style:style style:name="P123" style:family="paragraph" style:parent-style-name="Heading_20_2">
      <style:text-properties fo:language="pt" fo:country="BR"/>
    </style:style>
    <style:style style:name="P124" style:family="paragraph" style:parent-style-name="Heading_20_2">
      <style:text-properties fo:language="pt" fo:country="BR" officeooo:paragraph-rsid="00d0788a"/>
    </style:style>
    <style:style style:name="P125" style:family="paragraph" style:parent-style-name="Heading_20_3">
      <style:text-properties fo:language="pt" fo:country="BR"/>
    </style:style>
    <style:style style:name="P126" style:family="paragraph" style:parent-style-name="Heading_20_3">
      <style:text-properties fo:language="pt" fo:country="BR" officeooo:rsid="003bea0b" officeooo:paragraph-rsid="003bea0b"/>
    </style:style>
    <style:style style:name="P127" style:family="paragraph" style:parent-style-name="Heading_20_3">
      <style:text-properties fo:language="pt" fo:country="BR" officeooo:paragraph-rsid="00cf720e"/>
    </style:style>
    <style:style style:name="P128" style:family="paragraph" style:parent-style-name="Heading_20_3">
      <style:text-properties fo:language="pt" fo:country="BR" officeooo:paragraph-rsid="01d7abce"/>
    </style:style>
    <style:style style:name="P129" style:family="paragraph" style:parent-style-name="Standard">
      <style:paragraph-properties fo:text-align="center" style:justify-single-word="false"/>
      <style:text-properties officeooo:rsid="00ef6690" officeooo:paragraph-rsid="027eed86"/>
    </style:style>
    <style:style style:name="P130" style:family="paragraph" style:parent-style-name="Standard">
      <style:paragraph-properties fo:text-align="justify" style:justify-single-word="false"/>
      <style:text-properties officeooo:rsid="0220804c" officeooo:paragraph-rsid="0220804c"/>
    </style:style>
    <style:style style:name="P131" style:family="paragraph" style:parent-style-name="Standard">
      <style:paragraph-properties fo:text-align="justify" style:justify-single-word="false"/>
      <style:text-properties fo:language="pt" fo:country="BR" officeooo:rsid="0220804c" officeooo:paragraph-rsid="027eed86"/>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6a9e83" style:font-weight-asian="bold" style:font-weight-complex="bold"/>
    </style:style>
    <style:style style:name="T57" style:family="text">
      <style:text-properties officeooo:rsid="00ea2f4c"/>
    </style:style>
    <style:style style:name="T58" style:family="text">
      <style:text-properties officeooo:rsid="01284a8b"/>
    </style:style>
    <style:style style:name="T59" style:family="text">
      <style:text-properties officeooo:rsid="012d346f"/>
    </style:style>
    <style:style style:name="T60" style:family="text">
      <style:text-properties officeooo:rsid="012f9338"/>
    </style:style>
    <style:style style:name="T61" style:family="text">
      <style:text-properties officeooo:rsid="012fd402"/>
    </style:style>
    <style:style style:name="T62" style:family="text">
      <style:text-properties officeooo:rsid="0130a9f9"/>
    </style:style>
    <style:style style:name="T63" style:family="text">
      <style:text-properties officeooo:rsid="013235e8"/>
    </style:style>
    <style:style style:name="T64" style:family="text">
      <style:text-properties officeooo:rsid="0144bc70"/>
    </style:style>
    <style:style style:name="T65" style:family="text">
      <style:text-properties officeooo:rsid="0151778d"/>
    </style:style>
    <style:style style:name="T66" style:family="text">
      <style:text-properties officeooo:rsid="0151b5eb"/>
    </style:style>
    <style:style style:name="T67" style:family="text">
      <style:text-properties officeooo:rsid="015575e5"/>
    </style:style>
    <style:style style:name="T68" style:family="text">
      <style:text-properties officeooo:rsid="015f5b29"/>
    </style:style>
    <style:style style:name="T69" style:family="text">
      <style:text-properties officeooo:rsid="01697823"/>
    </style:style>
    <style:style style:name="T70" style:family="text">
      <style:text-properties officeooo:rsid="0178536d"/>
    </style:style>
    <style:style style:name="T71" style:family="text">
      <style:text-properties officeooo:rsid="017e336b"/>
    </style:style>
    <style:style style:name="T72" style:family="text">
      <style:text-properties officeooo:rsid="017f4595"/>
    </style:style>
    <style:style style:name="T73" style:family="text">
      <style:text-properties officeooo:rsid="01810619"/>
    </style:style>
    <style:style style:name="T74" style:family="text">
      <style:text-properties officeooo:rsid="0182f40c"/>
    </style:style>
    <style:style style:name="T75" style:family="text">
      <style:text-properties officeooo:rsid="0184cfe9"/>
    </style:style>
    <style:style style:name="T76" style:family="text">
      <style:text-properties fo:language="pt" fo:country="BR"/>
    </style:style>
    <style:style style:name="T77" style:family="text">
      <style:text-properties fo:language="pt" fo:country="BR" officeooo:rsid="0184cfe9"/>
    </style:style>
    <style:style style:name="T78" style:family="text">
      <style:text-properties fo:language="pt" fo:country="BR" officeooo:rsid="01891d04"/>
    </style:style>
    <style:style style:name="T79" style:family="text">
      <style:text-properties fo:language="pt" fo:country="BR" officeooo:rsid="019821d0"/>
    </style:style>
    <style:style style:name="T80" style:family="text">
      <style:text-properties fo:language="pt" fo:country="BR" officeooo:rsid="018ace03"/>
    </style:style>
    <style:style style:name="T81" style:family="text">
      <style:text-properties fo:language="pt" fo:country="BR" officeooo:rsid="0222dd39"/>
    </style:style>
    <style:style style:name="T82" style:family="text">
      <style:text-properties officeooo:rsid="0186681a"/>
    </style:style>
    <style:style style:name="T83" style:family="text">
      <style:text-properties officeooo:rsid="01868c65"/>
    </style:style>
    <style:style style:name="T84" style:family="text">
      <style:text-properties officeooo:rsid="018b9968"/>
    </style:style>
    <style:style style:name="T85" style:family="text">
      <style:text-properties officeooo:rsid="006a5d02"/>
    </style:style>
    <style:style style:name="T86" style:family="text">
      <style:text-properties officeooo:rsid="018c0860"/>
    </style:style>
    <style:style style:name="T87" style:family="text">
      <style:text-properties officeooo:rsid="018f94ca"/>
    </style:style>
    <style:style style:name="T88" style:family="text">
      <style:text-properties officeooo:rsid="01932c22"/>
    </style:style>
    <style:style style:name="T89" style:family="text">
      <style:text-properties officeooo:rsid="019821d0"/>
    </style:style>
    <style:style style:name="T90" style:family="text">
      <style:text-properties officeooo:rsid="01993f87"/>
    </style:style>
    <style:style style:name="T91" style:family="text">
      <style:text-properties officeooo:rsid="01998497"/>
    </style:style>
    <style:style style:name="T92" style:family="text">
      <style:text-properties officeooo:rsid="019ab235"/>
    </style:style>
    <style:style style:name="T93" style:family="text">
      <style:text-properties officeooo:rsid="019c9fdb"/>
    </style:style>
    <style:style style:name="T94" style:family="text">
      <style:text-properties officeooo:rsid="01a069d9"/>
    </style:style>
    <style:style style:name="T95" style:family="text">
      <style:text-properties officeooo:rsid="01a58638"/>
    </style:style>
    <style:style style:name="T96" style:family="text">
      <style:text-properties officeooo:rsid="01b169b7"/>
    </style:style>
    <style:style style:name="T97" style:family="text">
      <style:text-properties officeooo:rsid="01b16fd4"/>
    </style:style>
    <style:style style:name="T98" style:family="text">
      <style:text-properties officeooo:rsid="01b52503"/>
    </style:style>
    <style:style style:name="T99" style:family="text">
      <style:text-properties officeooo:rsid="01b5ccf6"/>
    </style:style>
    <style:style style:name="T100" style:family="text">
      <style:text-properties officeooo:rsid="01b7c1d6"/>
    </style:style>
    <style:style style:name="T101" style:family="text">
      <style:text-properties officeooo:rsid="01b8f41d"/>
    </style:style>
    <style:style style:name="T102" style:family="text">
      <style:text-properties officeooo:rsid="01bdef97"/>
    </style:style>
    <style:style style:name="T103" style:family="text">
      <style:text-properties officeooo:rsid="01be632f"/>
    </style:style>
    <style:style style:name="T104" style:family="text">
      <style:text-properties officeooo:rsid="01bfac6d"/>
    </style:style>
    <style:style style:name="T105" style:family="text">
      <style:text-properties officeooo:rsid="01c0c0bf"/>
    </style:style>
    <style:style style:name="T106" style:family="text">
      <style:text-properties officeooo:rsid="01c155bd"/>
    </style:style>
    <style:style style:name="T107" style:family="text">
      <style:text-properties officeooo:rsid="01c36a15"/>
    </style:style>
    <style:style style:name="T108" style:family="text">
      <style:text-properties officeooo:rsid="01c49cd7"/>
    </style:style>
    <style:style style:name="T109" style:family="text">
      <style:text-properties officeooo:rsid="01c7ee22"/>
    </style:style>
    <style:style style:name="T110" style:family="text">
      <style:text-properties officeooo:rsid="01cbab6c"/>
    </style:style>
    <style:style style:name="T111" style:family="text">
      <style:text-properties officeooo:rsid="01d0e3c4"/>
    </style:style>
    <style:style style:name="T112" style:family="text">
      <style:text-properties officeooo:rsid="01d50108"/>
    </style:style>
    <style:style style:name="T113" style:family="text">
      <style:text-properties officeooo:rsid="01d6672f"/>
    </style:style>
    <style:style style:name="T114" style:family="text">
      <style:text-properties fo:font-weight="normal" style:font-weight-asian="normal" style:font-weight-complex="normal"/>
    </style:style>
    <style:style style:name="T115" style:family="text">
      <style:text-properties fo:font-weight="normal" officeooo:rsid="0249ae8e" style:font-weight-asian="normal" style:font-weight-complex="normal"/>
    </style:style>
    <style:style style:name="T116" style:family="text">
      <style:text-properties fo:font-weight="normal" officeooo:rsid="02631eaa" style:font-weight-asian="normal" style:font-weight-complex="normal"/>
    </style:style>
    <style:style style:name="T117" style:family="text">
      <style:text-properties fo:font-weight="normal" officeooo:rsid="026a9e83" style:font-weight-asian="normal" style:font-weight-complex="normal"/>
    </style:style>
    <style:style style:name="T118" style:family="text">
      <style:text-properties officeooo:rsid="02082bb1"/>
    </style:style>
    <style:style style:name="T119" style:family="text">
      <style:text-properties officeooo:rsid="02083738"/>
    </style:style>
    <style:style style:name="T120" style:family="text">
      <style:text-properties officeooo:rsid="020a0851"/>
    </style:style>
    <style:style style:name="T121" style:family="text">
      <style:text-properties officeooo:rsid="02103f83"/>
    </style:style>
    <style:style style:name="T122" style:family="text">
      <style:text-properties officeooo:rsid="0089f721"/>
    </style:style>
    <style:style style:name="T123" style:family="text">
      <style:text-properties officeooo:rsid="0211b00b"/>
    </style:style>
    <style:style style:name="T124" style:family="text">
      <style:text-properties officeooo:rsid="0215426d"/>
    </style:style>
    <style:style style:name="T125" style:family="text">
      <style:text-properties officeooo:rsid="0222dd39"/>
    </style:style>
    <style:style style:name="T126" style:family="text">
      <style:text-properties officeooo:rsid="02244fbf"/>
    </style:style>
    <style:style style:name="T127" style:family="text">
      <style:text-properties officeooo:rsid="0228f443"/>
    </style:style>
    <style:style style:name="T128" style:family="text">
      <style:text-properties officeooo:rsid="022acc41"/>
    </style:style>
    <style:style style:name="T129" style:family="text">
      <style:text-properties officeooo:rsid="02377830"/>
    </style:style>
    <style:style style:name="T130" style:family="text">
      <style:text-properties officeooo:rsid="0239401b"/>
    </style:style>
    <style:style style:name="T131" style:family="text">
      <style:text-properties officeooo:rsid="023e9521"/>
    </style:style>
    <style:style style:name="T132" style:family="text">
      <style:text-properties officeooo:rsid="023f8a17"/>
    </style:style>
    <style:style style:name="T133" style:family="text">
      <style:text-properties officeooo:rsid="024c762d"/>
    </style:style>
    <style:style style:name="T134" style:family="text">
      <style:text-properties officeooo:rsid="0251160a"/>
    </style:style>
    <style:style style:name="T135" style:family="text">
      <style:text-properties officeooo:rsid="02565e45"/>
    </style:style>
    <style:style style:name="T136" style:family="text">
      <style:text-properties officeooo:rsid="025db54d"/>
    </style:style>
    <style:style style:name="T137" style:family="text">
      <style:text-properties officeooo:rsid="025eae18"/>
    </style:style>
    <style:style style:name="T138" style:family="text">
      <style:text-properties officeooo:rsid="025f8928"/>
    </style:style>
    <style:style style:name="T139" style:family="text">
      <style:text-properties officeooo:rsid="02631eaa"/>
    </style:style>
    <style:style style:name="T140" style:family="text">
      <style:text-properties officeooo:rsid="026525ac"/>
    </style:style>
    <style:style style:name="T141" style:family="text">
      <style:text-properties officeooo:rsid="0266dea2"/>
    </style:style>
    <style:style style:name="T142" style:family="text">
      <style:text-properties officeooo:rsid="0267880e"/>
    </style:style>
    <style:style style:name="T143" style:family="text">
      <style:text-properties officeooo:rsid="0268b135"/>
    </style:style>
    <style:style style:name="T144" style:family="text">
      <style:text-properties officeooo:rsid="026a9e83"/>
    </style:style>
    <style:style style:name="T145" style:family="text">
      <style:text-properties officeooo:rsid="027250e2"/>
    </style:style>
    <style:style style:name="T146" style:family="text">
      <style:text-properties officeooo:rsid="02746eff"/>
    </style:style>
    <style:style style:name="T147" style:family="text">
      <style:text-properties officeooo:rsid="0276f473"/>
    </style:style>
    <style:style style:name="T148" style:family="text">
      <style:text-properties officeooo:rsid="0281d96d"/>
    </style:style>
    <style:style style:name="T149" style:family="text">
      <style:text-properties officeooo:rsid="02838d50"/>
    </style:style>
    <style:style style:name="T150" style:family="text">
      <style:text-properties officeooo:rsid="0283ca45"/>
    </style:style>
    <style:style style:name="T151" style:family="text">
      <style:text-properties officeooo:rsid="0283ca78"/>
    </style:style>
    <style:style style:name="T152" style:family="text">
      <style:text-properties officeooo:rsid="028729b4"/>
    </style:style>
    <style:style style:name="T153" style:family="text">
      <style:text-properties officeooo:rsid="0287fddb"/>
    </style:style>
    <style:style style:name="T154" style:family="text">
      <style:text-properties officeooo:rsid="02890528"/>
    </style:style>
    <style:style style:name="T155" style:family="text">
      <style:text-properties officeooo:rsid="028aac80"/>
    </style:style>
    <style:style style:name="T156" style:family="text">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5">Fellipe Augusto Ugliara</text:p>
      <text:p text:style-name="P78"/>
      <text:p text:style-name="P78"/>
      <text:p text:style-name="P111">.:</text:p>
      <text:p text:style-name="Standard"/>
      <text:p text:style-name="Standard"/>
      <text:p text:style-name="Standard"/>
      <text:p text:style-name="P84">Sistema <text:span text:style-name="T1">3P</text:span> Livro de Regras</text:p>
      <text:p text:style-name="P79"/>
      <table:table table:name="Licença-da-Publicação" table:style-name="Licença-da-Publicação">
        <table:table-column table:style-name="Licença-da-Publicação.A"/>
        <table:table-row>
          <table:table-cell table:style-name="Licença-da-Publicação.A1" office:value-type="string">
            <text:p text:style-name="P7">Este trabalho está licenciado sob a Licença Atribuição 4.0 Internacional Creative Commons. Para visualizar uma cópia desta licença, mande uma carta para Creative Commons, PO Box 1866, Mountain View, CA 94042, USA <text:span text:style-name="T113">ou </text:span>visite https://creativecommons.org/licenses/by/4.0/deed.pt</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18"><text:a xlink:type="simple" xlink:href="#__RefHeading___Toc1415_3064034263" text:style-name="Index_20_Link" text:visited-style-name="Index_20_Link">Regras do Jogo<text:tab/>2</text:a></text:p>
          <text:p text:style-name="P119"><text:a xlink:type="simple" xlink:href="#__RefHeading___Toc1417_3064034263" text:style-name="Index_20_Link" text:visited-style-name="Index_20_Link">Termos do Jogo<text:tab/>2</text:a></text:p>
          <text:p text:style-name="P120"><text:a xlink:type="simple" xlink:href="#__RefHeading___Toc1419_3064034263" text:style-name="Index_20_Link" text:visited-style-name="Index_20_Link">Mestre<text:tab/>2</text:a></text:p>
          <text:p text:style-name="P120"><text:a xlink:type="simple" xlink:href="#__RefHeading___Toc1421_3064034263" text:style-name="Index_20_Link" text:visited-style-name="Index_20_Link">Jogadores<text:tab/>3</text:a></text:p>
          <text:p text:style-name="P120"><text:a xlink:type="simple" xlink:href="#__RefHeading___Toc1423_3064034263" text:style-name="Index_20_Link" text:visited-style-name="Index_20_Link">Materiais<text:tab/>3</text:a></text:p>
          <text:p text:style-name="P120"><text:a xlink:type="simple" xlink:href="#__RefHeading___Toc1425_3064034263" text:style-name="Index_20_Link" text:visited-style-name="Index_20_Link">Personagens<text:tab/>4</text:a></text:p>
          <text:p text:style-name="P120"><text:a xlink:type="simple" xlink:href="#__RefHeading___Toc1427_3064034263" text:style-name="Index_20_Link" text:visited-style-name="Index_20_Link">Ações e Reações<text:tab/>5</text:a></text:p>
          <text:p text:style-name="P120"><text:a xlink:type="simple" xlink:href="#__RefHeading___Toc1429_3064034263" text:style-name="Index_20_Link" text:visited-style-name="Index_20_Link">Cenas de Jogo<text:tab/>5</text:a></text:p>
          <text:p text:style-name="P120"><text:a xlink:type="simple" xlink:href="#__RefHeading___Toc1431_3064034263" text:style-name="Index_20_Link" text:visited-style-name="Index_20_Link">Testes e Disputas<text:tab/>6</text:a></text:p>
          <text:p text:style-name="P120"><text:a xlink:type="simple" xlink:href="#__RefHeading___Toc1433_3064034263" text:style-name="Index_20_Link" text:visited-style-name="Index_20_Link">Impactos<text:tab/>7</text:a></text:p>
          <text:p text:style-name="P120"><text:a xlink:type="simple" xlink:href="#__RefHeading___Toc1435_3064034263" text:style-name="Index_20_Link" text:visited-style-name="Index_20_Link">Traços<text:tab/>7</text:a></text:p>
          <text:p text:style-name="P120"><text:a xlink:type="simple" xlink:href="#__RefHeading___Toc1437_3064034263" text:style-name="Index_20_Link" text:visited-style-name="Index_20_Link">Equipamentos<text:tab/>8</text:a></text:p>
          <text:p text:style-name="P120"><text:a xlink:type="simple" xlink:href="#__RefHeading___Toc1439_3064034263" text:style-name="Index_20_Link" text:visited-style-name="Index_20_Link">Efeitos<text:tab/>9</text:a></text:p>
          <text:p text:style-name="P119"><text:a xlink:type="simple" xlink:href="#__RefHeading___Toc1441_3064034263" text:style-name="Index_20_Link" text:visited-style-name="Index_20_Link">Mecânicas do Jogo<text:tab/>10</text:a></text:p>
          <text:p text:style-name="P120"><text:a xlink:type="simple" xlink:href="#__RefHeading___Toc1443_3064034263" text:style-name="Index_20_Link" text:visited-style-name="Index_20_Link">Criação de Personagens<text:tab/>11</text:a></text:p>
          <text:p text:style-name="P120"><text:a xlink:type="simple" xlink:href="#__RefHeading___Toc1445_3064034263" text:style-name="Index_20_Link" text:visited-style-name="Index_20_Link">Evolução dos Personagens<text:tab/>11</text:a></text:p>
          <text:p text:style-name="P120"><text:a xlink:type="simple" xlink:href="#__RefHeading___Toc1451_3064034263" text:style-name="Index_20_Link" text:visited-style-name="Index_20_Link">Testando Ações e Reações<text:tab/>12</text:a></text:p>
          <text:p text:style-name="P120"><text:a xlink:type="simple" xlink:href="#__RefHeading___Toc1447_3064034263" text:style-name="Index_20_Link" text:visited-style-name="Index_20_Link">Jogando Dados<text:tab/>13</text:a></text:p>
          <text:p text:style-name="P120"><text:a xlink:type="simple" xlink:href="#__RefHeading___Toc1449_3064034263" text:style-name="Index_20_Link" text:visited-style-name="Index_20_Link">Disputa de Ordem<text:tab/>13</text:a></text:p>
          <text:p text:style-name="P120"><text:a xlink:type="simple" xlink:href="#__RefHeading___Toc1453_3064034263" text:style-name="Index_20_Link" text:visited-style-name="Index_20_Link">Ações de Movimento<text:tab/>14</text:a></text:p>
          <text:p text:style-name="P120"><text:a xlink:type="simple" xlink:href="#__RefHeading___Toc2485_1656552529" text:style-name="Index_20_Link" text:visited-style-name="Index_20_Link">Enfrentando Desafios<text:tab/>15</text:a></text:p>
          <text:p text:style-name="P118"><text:a xlink:type="simple" xlink:href="#__RefHeading___Toc3280_190082474" text:style-name="Index_20_Link" text:visited-style-name="Index_20_Link">Criando Cenários<text:tab/>16</text:a></text:p>
        </text:index-body>
      </text:table-of-content>
      <text:h text:style-name="P121" text:outline-level="1"><text:bookmark-start text:name="__RefHeading___Toc1415_3064034263"/><text:soft-page-break/><text:span text:style-name="T76">Regras do Jogo</text:span><text:bookmark-end text:name="__RefHeading___Toc1415_3064034263"/></text:h>
      <text:p text:style-name="P28"/>
      <text:p text:style-name="P41">RPG <text:span text:style-name="T21">(</text:span><text:span text:style-name="T22">Role-Playing Game</text:span><text:span text:style-name="T21">)</text:span> é um jogo de contar histórias, como todo jogo ele tem um <text:span text:style-name="T96">sistema</text:span> de regras para balancear as ações dos participantes, mas diferente de outros jogos não existem vencedores e perdedores. O sucesso está na construção de bons enredos, elaborados coletivamente p<text:span text:style-name="T96">or um grupo de</text:span> jogadores e <text:span text:style-name="T96">por</text:span> um mestre de jogo.</text:p>
      <text:p text:style-name="P41"/>
      <text:p text:style-name="P67"><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28"/>
      <text:h text:style-name="P123" text:outline-level="2"><text:bookmark-start text:name="__RefHeading___Toc1417_3064034263"/>Termos do Jogo<text:bookmark-end text:name="__RefHeading___Toc1417_3064034263"/></text:h>
      <text:p text:style-name="P28"/>
      <text:p text:style-name="P41">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6"/>
      <text:h text:style-name="P125" text:outline-level="3"><text:bookmark-start text:name="__RefHeading___Toc1419_3064034263"/>Mestre<text:bookmark-end text:name="__RefHeading___Toc1419_3064034263"/></text:h>
      <text:p text:style-name="P28"/>
      <text:p text:style-name="P41">Guiar a história é responsabilidade do mestre de jogo, ele tem como objetivo dar vida a lugares, descrever os acontecimentos, elaborar os desafios, motivar a exploração, engajando os jogadores a participar ativamente da trama. </text:p>
      <text:p text:style-name="P41"/>
      <text:p text:style-name="P41">Em uma partida de RPG o mestre usará um cenário onde a história irá se desenrolar, com florestas, estradas sombrias, vilarejos, <text:soft-page-break/>personagens e todos as coisas necessárias para que o mestre guie a história em conjunto com os jogadores.</text:p>
      <text:p text:style-name="P41"/>
      <text:p text:style-name="P41">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8"/>
      <text:h text:style-name="P125" text:outline-level="3"><text:bookmark-start text:name="__RefHeading___Toc1421_3064034263"/>Jogadores<text:bookmark-end text:name="__RefHeading___Toc1421_3064034263"/></text:h>
      <text:p text:style-name="P28"/>
      <text:p text:style-name="P41">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8"/>
      <text:h text:style-name="P125" text:outline-level="3"><text:bookmark-start text:name="__RefHeading___Toc1423_3064034263"/>Materiais<text:bookmark-end text:name="__RefHeading___Toc1423_3064034263"/></text:h>
      <text:p text:style-name="P28"/>
      <text:p text:style-name="P41">Os materiais usados neste jogo serão: papeis, lápis, canetas, dados de seis lados. <text:span text:style-name="T58">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07"><text:span text:style-name="T78"/></text:p>
      <text:p text:style-name="P107"><text:span text:style-name="T78">Para facilitar as jogadas de dados o ideal é que se tenha dados de seis de duas cores diferentes, uma cor para </text:span><text:span text:style-name="T79">o</text:span><text:span text:style-name="T78">s </text:span><text:span text:style-name="T79">sucessos</text:span><text:span text:style-name="T78"> e uma cor para as </text:span><text:span text:style-name="T79">falhas</text:span><text:span text:style-name="T78">. Oito dados de cada </text:span><text:span text:style-name="T80">cor </text:span><text:span text:style-name="T78">são o suficiente na maioria dos jogos.</text:span></text:p>
      <text:p text:style-name="P28"><text:soft-page-break/></text:p>
      <text:h text:style-name="P125" text:outline-level="3"><text:bookmark-start text:name="__RefHeading___Toc1425_3064034263"/>Personagens<text:bookmark-end text:name="__RefHeading___Toc1425_3064034263"/></text:h>
      <text:p text:style-name="P28"/>
      <text:p text:style-name="P42">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1"/>
      <text:p text:style-name="P46"><text:span text:style-name="T121">Cada</text:span><text:span text:style-name="T122"> </text:span><text:span text:style-name="T121">personagem</text:span><text:span text:style-name="T122"> é definido </text:span><text:span text:style-name="T118">pel</text:span><text:span text:style-name="T48">os </text:span><text:span text:style-name="T118">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7">Desenhos, miniaturas e outros assessórios são opcionais, mas ajudam a caracterizar os personagens.</text:span></text:p>
      <text:p text:style-name="P46"/>
      <table:table table:name="Personagem-Exemplo" table:style-name="Personagem-Exemplo">
        <table:table-column table:style-name="Personagem-Exemplo.A"/>
        <table:table-column table:style-name="Personagem-Exemplo.B"/>
        <table:table-row>
          <table:table-cell table:style-name="Personagem-Exemplo.A1" office:value-type="string">
            <text:p text:style-name="P95"><text:span text:style-name="T54">Traços .:</text:span> <text:span text:style-name="T128">Treinado em Combate, Atento a Tudo, </text:span></text:p>
          </table:table-cell>
          <table:table-cell table:style-name="Personagem-Exemplo.B1" office:value-type="string">
            <text:p text:style-name="P89">Efeitos .:<text:span text:style-name="T114"> </text:span><text:span text:style-name="T115">Com Fome</text:span><text:span text:style-name="T114">,</text:span></text:p>
          </table:table-cell>
        </table:table-row>
        <table:table-row>
          <table:table-cell table:style-name="Personagem-Exemplo.A2" office:value-type="string">
            <text:p text:style-name="P96">Corpulento, Divida <text:span text:style-name="T131">com o Feudo</text:span></text:p>
          </table:table-cell>
          <table:table-cell table:style-name="Personagem-Exemplo.B2" office:value-type="string">
            <text:p text:style-name="P95">Ferido Levemente,</text:p>
          </table:table-cell>
        </table:table-row>
        <table:table-row>
          <table:table-cell table:style-name="Personagem-Exemplo.A2" office:value-type="string">
            <text:p text:style-name="P95"/>
          </table:table-cell>
          <table:table-cell table:style-name="Personagem-Exemplo.B2" office:value-type="string">
            <text:p text:style-name="P96">Benção do Fogo</text:p>
          </table:table-cell>
        </table:table-row>
        <table:table-row>
          <table:table-cell table:style-name="Personagem-Exemplo.A2" office:value-type="string">
            <text:p text:style-name="P95"><text:span text:style-name="T54">Equipamentos .:</text:span> Espada curta, <text:span text:style-name="T128">Armadura Leve, </text:span></text:p>
          </table:table-cell>
          <table:table-cell table:style-name="Personagem-Exemplo.B2" office:value-type="string">
            <text:p text:style-name="P97"/>
          </table:table-cell>
        </table:table-row>
        <table:table-row>
          <table:table-cell table:style-name="Personagem-Exemplo.A2" office:value-type="string">
            <text:p text:style-name="P96">Tocha, Amuleto do <text:span text:style-name="T134">Fogo</text:span>, <text:span text:style-name="T132">Chave da Muralha</text:span></text:p>
          </table:table-cell>
          <table:table-cell table:style-name="Personagem-Exemplo.B2" office:value-type="string">
            <text:p text:style-name="P97"/>
          </table:table-cell>
        </table:table-row>
        <table:table-row>
          <table:table-cell table:style-name="Personagem-Exemplo.A2" office:value-type="string">
            <text:p text:style-name="P95"/>
          </table:table-cell>
          <table:table-cell table:style-name="Personagem-Exemplo.B2" office:value-type="string">
            <text:p text:style-name="P97"/>
          </table:table-cell>
        </table:table-row>
        <table:table-row>
          <table:table-cell table:style-name="Personagem-Exemplo.A7" office:value-type="string">
            <text:p text:style-name="P98"><text:span text:style-name="T55">Descrição .</text:span><text:span text:style-name="T54">:</text:span> <text:span text:style-name="T127">O </text:span><text:span text:style-name="T129">vigia</text:span><text:span text:style-name="T127"> d</text:span><text:span text:style-name="T130">a </text:span><text:span text:style-name="T136">T</text:span><text:span text:style-name="T130">orre </text:span><text:span text:style-name="T137">Norte</text:span></text:p>
          </table:table-cell>
          <table:table-cell table:style-name="Personagem-Exemplo.B7" office:value-type="string">
            <text:p text:style-name="P95"><text:span text:style-name="T54">Nome .:</text:span> <text:span text:style-name="T136">Augustos</text:span></text:p>
          </table:table-cell>
        </table:table-row>
      </table:table>
      <text:p text:style-name="P46"/>
      <text:p text:style-name="P46">Os personagens usados pelo mestre que não se envolve<text:span text:style-name="T126">m</text:span> em <text:span text:style-name="T121">testes e disputas</text:span> não precisam de uma <text:span text:style-name="T121">definição completa</text:span>, uma breve descrição do personagem feita pelo mestre é suficiente na maioria das vezes. O mestre também pode criar <text:span text:style-name="T121">descrições</text:span> simplificadas só para resolver <text:span text:style-name="T121">testes e disputas</text:span> específic<text:span text:style-name="T121">as</text:span>.</text:p>
      <text:p text:style-name="P30"/>
      <text:h text:style-name="P125" text:outline-level="3"><text:bookmark-start text:name="__RefHeading___Toc1427_3064034263"/><text:soft-page-break/>Ações e Reações<text:bookmark-end text:name="__RefHeading___Toc1427_3064034263"/></text:h>
      <text:p text:style-name="P29"/>
      <text:p text:style-name="P43">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4">de imposição </text:span><text:span text:style-name="T143">ou uma disputa</text:span><text:span text:style-name="T34"> </text:span><text:span text:style-name="T8">aconteça</text:span><text:span text:style-name="T143">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3"/>
      <text:p text:style-name="P38">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31"/>
      <text:h text:style-name="P126" text:outline-level="3"><text:bookmark-start text:name="__RefHeading___Toc1429_3064034263"/>Cenas de Jogo<text:bookmark-end text:name="__RefHeading___Toc1429_3064034263"/></text:h>
      <text:p text:style-name="P32"/>
      <text:p text:style-name="P33">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3"/>
      <text:p text:style-name="P33"><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8">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4"><text:soft-page-break/></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80"/>
          </table:table-cell>
          <table:table-cell table:style-name="Cena-Sequencia.B1" table:number-columns-spanned="9" office:value-type="string">
            <text:p text:style-name="P81">Cena <text:span text:style-name="T64">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4">→</text:p>
            <text:p text:style-name="P15">→</text:p>
            <text:p text:style-name="P15">→</text:p>
            <text:p text:style-name="P15">→</text:p>
            <text:p text:style-name="P15">→</text:p>
            <text:p text:style-name="P15">→</text:p>
            <text:p text:style-name="P15">→</text:p>
            <text:p text:style-name="P15">→</text:p>
          </table:table-cell>
        </table:table-row>
        <table:table-row table:style-name="Cena-Sequencia.1">
          <table:covered-table-cell table:style-name="Cena-Sequencia.A1"/>
          <table:table-cell table:style-name="Cena-Sequencia.B2" table:number-columns-spanned="3" office:value-type="string">
            <text:p text:style-name="P116">Rodada 1</text:p>
          </table:table-cell>
          <table:covered-table-cell/>
          <table:covered-table-cell/>
          <table:table-cell table:style-name="Cena-Sequencia.E2" table:number-columns-spanned="3" office:value-type="string">
            <text:p text:style-name="P116">Rodada 2</text:p>
          </table:table-cell>
          <table:covered-table-cell/>
          <table:covered-table-cell/>
          <table:table-cell table:style-name="Cena-Sequencia.H2" table:number-columns-spanned="3" office:value-type="string">
            <text:p text:style-name="P116">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10">TurnoP1</text:p>
          </table:table-cell>
          <table:table-cell table:style-name="Cena-Sequencia.C3" office:value-type="string">
            <text:p text:style-name="P110">TurnoP2</text:p>
          </table:table-cell>
          <table:table-cell table:style-name="Cena-Sequencia.D3" office:value-type="string">
            <text:p text:style-name="P110">TurnoP3</text:p>
          </table:table-cell>
          <table:table-cell table:style-name="Cena-Sequencia.E3" office:value-type="string">
            <text:p text:style-name="P110">TurnoP1</text:p>
          </table:table-cell>
          <table:table-cell table:style-name="Cena-Sequencia.F3" office:value-type="string">
            <text:p text:style-name="P110">TurnoP2</text:p>
          </table:table-cell>
          <table:table-cell table:style-name="Cena-Sequencia.G3" office:value-type="string">
            <text:p text:style-name="P110">TurnoP3</text:p>
          </table:table-cell>
          <table:table-cell table:style-name="Cena-Sequencia.H3" office:value-type="string">
            <text:p text:style-name="P110">TurnoP1</text:p>
          </table:table-cell>
          <table:table-cell table:style-name="Cena-Sequencia.I3" office:value-type="string">
            <text:p text:style-name="P110">TurnoP2</text:p>
          </table:table-cell>
          <table:table-cell table:style-name="Cena-Sequencia.J3" office:value-type="string">
            <text:p text:style-name="P110">TurnoP3</text:p>
          </table:table-cell>
          <table:covered-table-cell table:style-name="Cena-Sequencia.K1"/>
        </table:table-row>
        <table:table-row table:style-name="Cena-Sequencia.1">
          <table:table-cell table:style-name="Cena-Sequencia.A4" office:value-type="string">
            <text:p text:style-name="P116">P1</text:p>
          </table:table-cell>
          <table:table-cell table:style-name="Cena-Sequencia.B4" office:value-type="string">
            <text:p text:style-name="P9">Ação</text:p>
          </table:table-cell>
          <table:table-cell table:style-name="Cena-Sequencia.C4" office:value-type="string">
            <text:p text:style-name="P10">Reação</text:p>
          </table:table-cell>
          <table:table-cell table:style-name="Cena-Sequencia.D4" office:value-type="string">
            <text:p text:style-name="P11"/>
          </table:table-cell>
          <table:table-cell table:style-name="Cena-Sequencia.A1" office:value-type="string">
            <text:p text:style-name="P8">Ação</text:p>
          </table:table-cell>
          <table:table-cell table:style-name="Cena-Sequencia.F4" office:value-type="string">
            <text:p text:style-name="P11"/>
          </table:table-cell>
          <table:table-cell table:style-name="Cena-Sequencia.G4" office:value-type="string">
            <text:p text:style-name="P10">Reação</text:p>
          </table:table-cell>
          <table:table-cell table:style-name="Cena-Sequencia.A1" office:value-type="string">
            <text:p text:style-name="P8">Ação</text:p>
          </table:table-cell>
          <table:table-cell table:style-name="Cena-Sequencia.I4" office:value-type="string">
            <text:p text:style-name="P11"/>
          </table:table-cell>
          <table:table-cell table:style-name="Cena-Sequencia.J4" office:value-type="string">
            <text:p text:style-name="P10">Reação</text:p>
          </table:table-cell>
          <table:covered-table-cell table:style-name="Cena-Sequencia.K1"/>
        </table:table-row>
        <table:table-row table:style-name="Cena-Sequencia.1">
          <table:table-cell table:style-name="Cena-Sequencia.A5" office:value-type="string">
            <text:p text:style-name="P116">P2</text:p>
          </table:table-cell>
          <table:table-cell table:style-name="Cena-Sequencia.B5" office:value-type="string">
            <text:p text:style-name="P11"/>
          </table:table-cell>
          <table:table-cell table:style-name="Cena-Sequencia.C5" office:value-type="string">
            <text:p text:style-name="P8">Ação</text:p>
          </table:table-cell>
          <table:table-cell table:style-name="Cena-Sequencia.D5" office:value-type="string">
            <text:p text:style-name="P10">Reação</text:p>
          </table:table-cell>
          <table:table-cell table:style-name="Cena-Sequencia.E5" office:value-type="string">
            <text:p text:style-name="P11"/>
          </table:table-cell>
          <table:table-cell table:style-name="Cena-Sequencia.F5" office:value-type="string">
            <text:p text:style-name="P8">Ação</text:p>
          </table:table-cell>
          <table:table-cell table:style-name="Cena-Sequencia.G5" office:value-type="string">
            <text:p text:style-name="P10">Reação</text:p>
          </table:table-cell>
          <table:table-cell table:style-name="Cena-Sequencia.H5" office:value-type="string">
            <text:p text:style-name="P10">Reação</text:p>
          </table:table-cell>
          <table:table-cell table:style-name="Cena-Sequencia.I5" office:value-type="string">
            <text:p text:style-name="P8">Ação</text:p>
          </table:table-cell>
          <table:table-cell table:style-name="Cena-Sequencia.J5" office:value-type="string">
            <text:p text:style-name="P11"/>
          </table:table-cell>
          <table:covered-table-cell table:style-name="Cena-Sequencia.K1"/>
        </table:table-row>
        <table:table-row table:style-name="Cena-Sequencia.1">
          <table:table-cell table:style-name="Cena-Sequencia.A6" office:value-type="string">
            <text:p text:style-name="P116">P3</text:p>
          </table:table-cell>
          <table:table-cell table:style-name="Cena-Sequencia.B6" office:value-type="string">
            <text:p text:style-name="P10">Reação</text:p>
          </table:table-cell>
          <table:table-cell table:style-name="Cena-Sequencia.C6" office:value-type="string">
            <text:p text:style-name="P11"/>
          </table:table-cell>
          <table:table-cell table:style-name="Cena-Sequencia.D6" office:value-type="string">
            <text:p text:style-name="P8">Ação</text:p>
          </table:table-cell>
          <table:table-cell table:style-name="Cena-Sequencia.E6" office:value-type="string">
            <text:p text:style-name="P11"/>
          </table:table-cell>
          <table:table-cell table:style-name="Cena-Sequencia.F6" office:value-type="string">
            <text:p text:style-name="P10">Reação</text:p>
          </table:table-cell>
          <table:table-cell table:style-name="Cena-Sequencia.G6" office:value-type="string">
            <text:p text:style-name="P8">Ação</text:p>
          </table:table-cell>
          <table:table-cell table:style-name="Cena-Sequencia.H6" office:value-type="string">
            <text:p text:style-name="P11"/>
          </table:table-cell>
          <table:table-cell table:style-name="Cena-Sequencia.I6" office:value-type="string">
            <text:p text:style-name="P10"/>
          </table:table-cell>
          <table:table-cell table:style-name="Cena-Sequencia.J6" office:value-type="string">
            <text:p text:style-name="P8">Ação</text:p>
          </table:table-cell>
          <table:covered-table-cell table:style-name="Cena-Sequencia.K1"/>
        </table:table-row>
      </table:table>
      <text:p text:style-name="P34"/>
      <text:p text:style-name="P54">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4"/>
      <text:h text:style-name="P125" text:outline-level="3"><text:bookmark-start text:name="__RefHeading___Toc1431_3064034263"/>Teste<text:span text:style-name="T20">s e </text:span><text:span text:style-name="T84">Disputas</text:span><text:bookmark-end text:name="__RefHeading___Toc1431_3064034263"/></text:h>
      <text:p text:style-name="P35"/>
      <text:p text:style-name="P64">Testes são realizados quando uma ação é alvo de uma reação, o teste consiste no jogador que propôs a ação superar <text:span text:style-name="T84">um valor de </text:span><text:span text:style-name="T89">falha</text:span>. <text:span text:style-name="T84">Os dados </text:span><text:span text:style-name="T89">favoráveis a ação </text:span><text:span text:style-name="T84">produzem um valor de sucesso e os dados </text:span><text:span text:style-name="T89">contrários a ação</text:span><text:span text:style-name="T84"> um valor de falha</text:span>, se o <text:span text:style-name="T84">valor</text:span> de sucesso for igual ou maior <text:span text:style-name="T84">que o</text:span> <text:span text:style-name="T84">valor de falha a</text:span> ação é bem sucedida. O <text:span text:style-name="T84">n</text:span>úmero de dados <text:span text:style-name="T145">jogados </text:span><text:span text:style-name="T146">são</text:span><text:span text:style-name="T145"> definido</text:span><text:span text:style-name="T146">s</text:span><text:span text:style-name="T145"> pelos dados iniciais mais os dados de sucesso e falha adicionados pelos impactos </text:span><text:span text:style-name="T147">que afetarem o teste</text:span><text:span text:style-name="T145">.</text:span></text:p>
      <text:p text:style-name="P64"/>
      <text:p text:style-name="P63">Disputas são um tipo especial de teste, nelas os personagens se enfrentam para definir uma ordem, que pode ser usada para resolver situações em que não são declaradas ações diretamente, mas que é importante que se defina uma ordem <text:span text:style-name="T89">dentre os personagens envolvidos na disputa</text:span>. Como na definição da ordem dos turnos de uma cena, ou para definir o vitorioso de uma competição.</text:p>
      <text:p text:style-name="P35"><text:soft-page-break/></text:p>
      <text:h text:style-name="P125" text:outline-level="3"><text:bookmark-start text:name="__RefHeading___Toc1433_3064034263"/>Impacto<text:span text:style-name="T87">s</text:span><text:bookmark-end text:name="__RefHeading___Toc1433_3064034263"/></text:h>
      <text:p text:style-name="P29"/>
      <text:p text:style-name="P65"><text:span text:style-name="T40">Cada </text:span>impacto pode adicionar um d6 ao teste, <text:span text:style-name="T84">alterando </text:span><text:span text:style-name="T148">o </text:span><text:span text:style-name="T84">número de dados de </text:span><text:span text:style-name="T88">sucesso</text:span><text:span text:style-name="T84"> e de </text:span><text:span text:style-name="T88">falha</text:span><text:span text:style-name="T84"> que serão usados naquele teste</text:span>. <text:span text:style-name="T88">As reações podem ser usadas para adicionar dados de sucesso e dados de falha dependendo se a reação é contra</text:span><text:span text:style-name="T99">ria</text:span><text:span text:style-name="T88"> ou favor</text:span><text:span text:style-name="T99">ável</text:span><text:span text:style-name="T88"> a ação.</text:span></text:p>
      <text:p text:style-name="P65"/>
      <text:p text:style-name="P65"><text:span text:style-name="T85">Cada traço, equipamento </text:span><text:span text:style-name="T67">e efeito</text:span><text:span text:style-name="T85"> de um personagem pode causar somente um impacto em cada teste, quais traços e equipamentos devem ser considerados em uma ação ou reação vai depender da história. Os jogadores </text:span><text:span text:style-name="T39">sugerem</text:span><text:span text:style-name="T85"> impactos, e o mestre pode contestar </text:span><text:span text:style-name="T39">caso ele entenda que esses impactos não são coerentes com a história</text:span><text:span text:style-name="T85">. </text:span></text:p>
      <text:p text:style-name="P29"/>
      <table:table table:name="Table1" table:style-name="Table1">
        <table:table-column table:style-name="Table1.A"/>
        <table:table-row>
          <table:table-cell table:style-name="Table1.A1" office:value-type="string">
            <text:p text:style-name="P104"><text:span text:style-name="T54">Augustos .:</text:span> Ficarei de vigia a noite toda para alertar se os invasores se aproximam do feudo, <text:s/>vou me manter <text:span text:style-name="T54">Atendo a Tudo </text:span><text:span text:style-name="T116">(</text:span><text:span text:style-name="T117">um d6 de sucesso inicial + um d6 de Atento a Tudo, 2d6 de sucesso para esse teste</text:span><text:span text:style-name="T116">)</text:span>.</text:p>
            <text:p text:style-name="P104"><text:span text:style-name="T54">Mestre .:</text:span> <text:span text:style-name="T144">Para </text:span><text:span text:style-name="T139">A</text:span><text:span text:style-name="T144">ugustos a </text:span><text:span text:style-name="T139"><text:s/>noite </text:span><text:span text:style-name="T56">chuvosa</text:span><text:span text:style-name="T139"> é </text:span><text:span text:style-name="T144">um desafio para na tarefa de se manter atento e acordado</text:span><text:span text:style-name="T139"> (</text:span><text:span text:style-name="T144">um d6 de falha inicial + um d6 devido a chuva, 2d6 de falha para esse teste</text:span><text:span text:style-name="T139">).</text:span></text:p>
            <text:p text:style-name="P105"><text:span text:style-name="T54">Testando a Ação .:</text:span> O jogador rola 4d6 dois de cada cor para o teste, e soma os dados de mesma cor, os dados azuis somam 5 para o sucesso, e os dados amarelos somam 6 para a falha.</text:p>
            <text:p text:style-name="P105"><text:span text:style-name="T54">Mestre .:</text:span> Augustos pega no sono e não percebe se alguma batedor inimigo se aproximou do feudo para espionar sua muralha.</text:p>
          </table:table-cell>
        </table:table-row>
      </table:table>
      <text:p text:style-name="P29"/>
      <text:h text:style-name="P125" text:outline-level="3"><text:bookmark-start text:name="__RefHeading___Toc1435_3064034263"/>Traços<text:bookmark-end text:name="__RefHeading___Toc1435_3064034263"/></text:h>
      <text:p text:style-name="P35"/>
      <text:p text:style-name="P47">Definem as características dos personagens, os pontos positivos e negativos de cada um. Os traços indicam como cada personagem pode <text:soft-page-break/>tirar vantagem de suas competências e com quais desvantagem ele terá de lidar ao causar impacto <text:span text:style-name="T119">em testes e disputas</text:span>.</text:p>
      <text:p text:style-name="P47"/>
      <text:p text:style-name="P68">Os traços são definidos <text:span text:style-name="T118">pel</text:span><text:span text:style-name="T48">os </text:span><text:span text:style-name="T118">seguintes </text:span><text:span text:style-name="T48">campos: </text:span><text:span text:style-name="T118">o </text:span><text:span text:style-name="T48">nome do traço, e </text:span><text:span text:style-name="T118">uma</text:span><text:span text:style-name="T53"> </text:span><text:span text:style-name="T48">descrição que detalha como esse traço influência as</text:span><text:span text:style-name="T100"> ações e reações </text:span><text:span text:style-name="T118">do personagem</text:span><text:span text:style-name="T100"> durante a história</text:span><text:span text:style-name="T48">.</text:span></text:p>
      <text:p text:style-name="P37"/>
      <table:table table:name="Traços-Exemplo" table:style-name="Traços-Exemplo">
        <table:table-column table:style-name="Traços-Exemplo.A"/>
        <table:table-column table:style-name="Traços-Exemplo.B"/>
        <table:table-row>
          <table:table-cell table:style-name="Traços-Exemplo.A1" office:value-type="string">
            <text:p text:style-name="P90">Traço</text:p>
          </table:table-cell>
          <table:table-cell table:style-name="Traços-Exemplo.B1" office:value-type="string">
            <text:p text:style-name="P90">Descrição</text:p>
          </table:table-cell>
        </table:table-row>
        <table:table-row>
          <table:table-cell table:style-name="Traços-Exemplo.A2" office:value-type="string">
            <text:p text:style-name="P99">Atento a Tudo</text:p>
          </table:table-cell>
          <table:table-cell table:style-name="Traços-Exemplo.B2" office:value-type="string">
            <text:p text:style-name="P100">Preparado para manter seu posto de observação por longos períodos de tempo.</text:p>
          </table:table-cell>
        </table:table-row>
        <table:table-row>
          <table:table-cell table:style-name="Traços-Exemplo.A2" office:value-type="string">
            <text:p text:style-name="P99">Corpulento</text:p>
          </table:table-cell>
          <table:table-cell table:style-name="Traços-Exemplo.B3" office:value-type="string">
            <text:p text:style-name="P100">Força acima da média, dificuldade em realizar movimentos sorrateiros.</text:p>
          </table:table-cell>
        </table:table-row>
        <table:table-row>
          <table:table-cell table:style-name="Traços-Exemplo.A4" office:value-type="string">
            <text:p text:style-name="P99">Divida com o Feudo</text:p>
          </table:table-cell>
          <table:table-cell table:style-name="Traços-Exemplo.B4" office:value-type="string">
            <text:p text:style-name="P100">Não pode deixar o feudo antes de pagar suas dividas, conhece cada canto do feudo em detalhe.</text:p>
          </table:table-cell>
        </table:table-row>
      </table:table>
      <text:p text:style-name="P37"/>
      <text:p text:style-name="P73">Cada cenário pode ter <text:span text:style-name="T120">uma</text:span> lista especifica de traços, determinadas características podem fazer sentido em um cenário <text:span text:style-name="T148">mas </text:span>e<text:span text:style-name="T148">m</text:span> outro não. Por exemplo as habilidades mágicas que em um cenário de fantasia são bem aceitas, <text:span text:style-name="T120">não fazem sentido</text:span> em um cenário realista.</text:p>
      <text:p text:style-name="P72"/>
      <text:h text:style-name="P125" text:outline-level="3"><text:bookmark-start text:name="__RefHeading___Toc1437_3064034263"/>Equipamentos<text:bookmark-end text:name="__RefHeading___Toc1437_3064034263"/></text:h>
      <text:p text:style-name="P35"/>
      <text:p text:style-name="P48">Os equipamentos são as coisas <text:span text:style-name="T37">que um personagem carrega consigo, eles permitindo que o personagem realize tarefas que antes eram difíceis ou até mesmo </text:span><text:span text:style-name="T101">im</text:span><text:span text:style-name="T37">possíveis. Cada equipamento </text:span><text:span text:style-name="T38">pode causar impacto as ações e reações.</text:span></text:p>
      <text:p text:style-name="P48"/>
      <text:p text:style-name="P49"><text:span text:style-name="T49">Quantos </text:span>equipamentos um personagem pode carregar é definido pela coerência, normalmente um personagem não pode usar duas <text:soft-page-break/>armaduras ao mesmo tempo, na duvida o mestre define o que é ou não coerente no contexto da história.</text:p>
      <text:p text:style-name="P36"/>
      <text:p text:style-name="P69"><text:span text:style-name="T49">Cada equipamento </text:span>é definido <text:span text:style-name="T118">pel</text:span><text:span text:style-name="T48">os </text:span><text:span text:style-name="T118">seguintes </text:span><text:span text:style-name="T48">campos: nome do </text:span><text:span text:style-name="T49">equipamento,</text:span><text:span text:style-name="T48"> e </text:span><text:span text:style-name="T123">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3">quais são </text:span><text:span text:style-name="T51">suas características</text:span><text:span text:style-name="T48">.</text:span></text:p>
      <text:p text:style-name="P69"/>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3">Equipamento</text:p>
          </table:table-cell>
          <table:table-cell table:style-name="Equipamentos-Exemplo.B1" office:value-type="string">
            <text:p text:style-name="P91">Descrição</text:p>
          </table:table-cell>
        </table:table-row>
        <table:table-row>
          <table:table-cell table:style-name="Equipamentos-Exemplo.A2" office:value-type="string">
            <text:p text:style-name="P101">Espada Curta</text:p>
          </table:table-cell>
          <table:table-cell table:style-name="Equipamentos-Exemplo.B2" office:value-type="string">
            <text:p text:style-name="P101">Espada de corte rápido, leve para manusear, causa ferimentos<text:span text:style-name="T133">. </text:span><text:span text:style-name="T149">Custa 10 moedas.</text:span></text:p>
          </table:table-cell>
        </table:table-row>
        <table:table-row>
          <table:table-cell table:style-name="Equipamentos-Exemplo.A2" office:value-type="string">
            <text:p text:style-name="P101">Tocha</text:p>
          </table:table-cell>
          <table:table-cell table:style-name="Equipamentos-Exemplo.B3" office:value-type="string">
            <text:p text:style-name="P101">Ilumina as noites escuras, indispensável para quem pretende realizar longas vigílias. <text:span text:style-name="T149">Custa 5 moedas.</text:span></text:p>
          </table:table-cell>
        </table:table-row>
        <table:table-row>
          <table:table-cell table:style-name="Equipamentos-Exemplo.A4" office:value-type="string">
            <text:p text:style-name="P101">Chave da Muralha</text:p>
          </table:table-cell>
          <table:table-cell table:style-name="Equipamentos-Exemplo.B4" office:value-type="string">
            <text:p text:style-name="P101">Permite acessar os diferentes setores da muralha, e a sala de mecanismos do portão. <text:span text:style-name="T150">Não pode ser comprada.</text:span></text:p>
          </table:table-cell>
        </table:table-row>
      </table:table>
      <text:p text:style-name="P71"/>
      <text:p text:style-name="P75">Os equipamentos disponíveis aos personagens varia de acordo com o cenário utilizado para a história, em cenários medievais realistas não existiam metralhadoras e granadas.</text:p>
      <text:p text:style-name="P106"/>
      <text:h text:style-name="P127" text:outline-level="3"><text:bookmark-start text:name="__RefHeading___Toc1439_3064034263"/>Efeitos<text:bookmark-end text:name="__RefHeading___Toc1439_3064034263"/></text:h>
      <text:p text:style-name="P35"/>
      <text:p text:style-name="P50"><text:span text:style-name="T36">Os efeitos s</text:span>ão condições que afetam os personagens, <text:span text:style-name="T23">de modo temporário como: ferimento leve, </text:span><text:span text:style-name="T101">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0"/>
      <text:p text:style-name="P50"><text:soft-page-break/><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50"/>
      <text:p text:style-name="P70"><text:span text:style-name="T53">Os efeitos</text:span> são definidos <text:span text:style-name="T118">pel</text:span><text:span text:style-name="T48">os </text:span><text:span text:style-name="T118">seguintes </text:span><text:span text:style-name="T48">campos: nome do </text:span><text:span text:style-name="T53">efeito,</text:span><text:span text:style-name="T48"> e </text:span><text:span text:style-name="T101">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1">no decorrer da história.</text:span></text:p>
      <text:p text:style-name="P70"/>
      <table:table table:name="Efeitos-Exemplo" table:style-name="Efeitos-Exemplo">
        <table:table-column table:style-name="Efeitos-Exemplo.A"/>
        <table:table-column table:style-name="Efeitos-Exemplo.B"/>
        <table:table-row>
          <table:table-cell table:style-name="Efeitos-Exemplo.A1" office:value-type="string">
            <text:p text:style-name="P94">Efeito</text:p>
          </table:table-cell>
          <table:table-cell table:style-name="Efeitos-Exemplo.B1" office:value-type="string">
            <text:p text:style-name="P92">Descrição</text:p>
          </table:table-cell>
        </table:table-row>
        <table:table-row>
          <table:table-cell table:style-name="Efeitos-Exemplo.A2" office:value-type="string">
            <text:p text:style-name="P102">Com Fome</text:p>
          </table:table-cell>
          <table:table-cell table:style-name="Efeitos-Exemplo.B2" office:value-type="string">
            <text:p text:style-name="P103">Em quanto não se alimentar não poderá realizar tarefas pesadas de modo eficaz.</text:p>
          </table:table-cell>
        </table:table-row>
        <table:table-row>
          <table:table-cell table:style-name="Efeitos-Exemplo.A2" office:value-type="string">
            <text:p text:style-name="P102">Ferido Levemente</text:p>
          </table:table-cell>
          <table:table-cell table:style-name="Efeitos-Exemplo.B3" office:value-type="string">
            <text:p text:style-name="P103">Corte ou lesão de pouca importância, não afeta as capacidades do personagem, mas requer repouso.</text:p>
          </table:table-cell>
        </table:table-row>
        <table:table-row>
          <table:table-cell table:style-name="Efeitos-Exemplo.A4" office:value-type="string">
            <text:p text:style-name="P102">Benção do Fogo</text:p>
          </table:table-cell>
          <table:table-cell table:style-name="Efeitos-Exemplo.B4" office:value-type="string">
            <text:p text:style-name="P103">Graça dada aos vigias pelos sacerdotes do fogo, <text:span text:style-name="T135">a </text:span>tocha na mão de um abençoado não <text:span text:style-name="T135">apaga por nada.</text:span></text:p>
          </table:table-cell>
        </table:table-row>
      </table:table>
      <text:p text:style-name="P108"/>
      <text:p text:style-name="P115">Efeitos são definidos para cada cenário de jogo. Por exemplo, em histórias de horror é comum tratar condições como loucura e pavor. Contudo em cenários de gerra, ferimentos e motivação são condições que aparecem com maior frequência.</text:p>
      <text:p text:style-name="P109"/>
      <text:h text:style-name="P124" text:outline-level="2"><text:bookmark-start text:name="__RefHeading___Toc1441_3064034263"/>Mecânicas do Jogo<text:bookmark-end text:name="__RefHeading___Toc1441_3064034263"/></text:h>
      <text:p text:style-name="P40"/>
      <text:p text:style-name="P51">Nas histórias de RPG as mecânicas descrevem como os jogadores e mestre interagem mantendo o jogo balanceado e coerente. Elas definem como os jogadores criam seus personagens sem que exista muita diferença de poder entre eles. As mecânicas explicam como <text:soft-page-break/>ações e reações são testadas durante uma cena de jogo <text:span text:style-name="T47">influenciando na história</text:span>. <text:span text:style-name="T47">Elas</text:span> estabelecem diretrizes para <text:span text:style-name="T102">que </text:span><text:span text:style-name="T47">o mestre e os jogadores </text:span><text:span text:style-name="T57">lidem com diferentes situações de jogo</text:span><text:span text:style-name="T47">. </text:span></text:p>
      <text:p text:style-name="P28"/>
      <text:h text:style-name="P125" text:outline-level="3"><text:bookmark-start text:name="__RefHeading___Toc1443_3064034263"/>Criação de Personagens<text:bookmark-end text:name="__RefHeading___Toc1443_3064034263"/></text:h>
      <text:p text:style-name="P28"/>
      <text:p text:style-name="P41">Os personagens são criados iniciando pelos <text:span text:style-name="T58">traços. O jogador escolhe três traços para o seu personagem. Em seguida </text:span><text:span text:style-name="T124">5d6 </text:span><text:span text:style-name="T58">são jogados, a soma dos valores corresponde as moedas com que o personagem começa, </text:span><text:span text:style-name="T60">o jogador </text:span><text:span text:style-name="T58">pode usa</text:span><text:span text:style-name="T60">r essas moedas</text:span><text:span text:style-name="T58"> para comprar </text:span><text:span text:style-name="T60">os</text:span><text:span text:style-name="T58"> equipamentos iniciais </text:span><text:span text:style-name="T60">do personagem ou manter as moedas para usar durante a história</text:span><text:span text:style-name="T58">. </text:span><text:span text:style-name="T61">Para finalizar a</text:span><text:span text:style-name="T59">dicione uma descrição e o nome do personagem e </text:span><text:span text:style-name="T62">ele</text:span><text:span text:style-name="T59"> está pronto para o jogo.</text:span></text:p>
      <text:p text:style-name="P28"/>
      <text:h text:style-name="P125" text:outline-level="3"><text:bookmark-start text:name="__RefHeading___Toc1445_3064034263"/>Evolução dos Personagens<text:bookmark-end text:name="__RefHeading___Toc1445_3064034263"/></text:h>
      <text:p text:style-name="P28"/>
      <text:p text:style-name="P41"><text:span text:style-name="T63">Traços </text:span>são adquiridos <text:span text:style-name="T63">e perdidos </text:span>durante o jogo exclusivamente pelas ações realizadas pelos personagens. <text:span text:style-name="T63">Conforme a história avança os jogadores podem requisitar ao mestre um novo traço para seu personagem, e o mestre a partir das ações do personagem aprova ou não o novo traço</text:span>. <text:span text:style-name="T63">O mestre também pode remover </text:span><text:span text:style-name="T103">ou adicionar </text:span><text:span text:style-name="T63">traços </text:span><text:span text:style-name="T151">aos personagens</text:span><text:span text:style-name="T63">, </text:span><text:span text:style-name="T103">com base </text:span><text:span text:style-name="T151">em como cada um deles participa da história</text:span><text:span text:style-name="T63">.</text:span></text:p>
      <text:p text:style-name="P41"/>
      <text:p text:style-name="P41">Mais moedas e equipamentos são conquistados durante o jogo, oportunidades de comprar, fabricar, <text:span text:style-name="T152">encontrar, </text:span><text:span text:style-name="T104">e </text:span>roubar, <text:span text:style-name="T104">mais </text:span>moedas e equipamentos são postas a frente dos personagens para que os jogadores definam <text:span text:style-name="T104">o que </text:span>eles farã<text:span text:style-name="T63">o</text:span> para adquirir <text:span text:style-name="T63">novos equipamentos</text:span> <text:span text:style-name="T104">e recursos</text:span>.</text:p>
      <text:p text:style-name="P41"/>
      <text:p text:style-name="P53"><text:soft-page-break/>Equipamentos também podem ser perdidos caso acontece alguma coisa na história, como o personagem ser roubado, o equipamento pode ser vendido, ele <text:span text:style-name="T152">também </text:span>pode se quebrar devido ao uso, equipamentos vêm e vão durante a história.</text:p>
      <text:p text:style-name="P28"/>
      <text:h text:style-name="Heading_20_3" text:outline-level="3"><text:bookmark-start text:name="__RefHeading___Toc1451_3064034263"/>Testando Ações e Reações<text:bookmark-end text:name="__RefHeading___Toc1451_3064034263"/></text:h>
      <text:p text:style-name="P39"/>
      <text:p text:style-name="P59">Os testes acontecem em algumas etapas, <text:span text:style-name="T153">primeiro</text:span> <text:span text:style-name="T69">um personagem </text:span><text:span text:style-name="T109">ou desafio</text:span><text:span text:style-name="T69"> propõem uma ação, </text:span><text:span text:style-name="T153">em seguida </text:span>os <text:span text:style-name="T69">outros</text:span> personagens <text:span text:style-name="T94">e desafios </text:span>decidem se vão propor reações a favor ou contra a ação. <text:span text:style-name="T153">E</text:span>ntão a quantidade de dados <text:span text:style-name="T75">de </text:span><text:span text:style-name="T92">sucesso</text:span><text:span text:style-name="T75"> e </text:span><text:span text:style-name="T92">falha</text:span> são definidos com base nos impactos sugeridos, depois os dados <text:span text:style-name="T90">de cada tipo </text:span>são jogados <text:span text:style-name="T90">e somados </text:span><text:span text:style-name="T75">para definir o valor de sucesso e </text:span><text:span text:style-name="T90">o valor de </text:span><text:span text:style-name="T75">falha.</text:span> <text:span text:style-name="T153">C</text:span>aso o <text:span text:style-name="T75">valor</text:span> de sucesso <text:span text:style-name="T75">seja</text:span> igual ou maior ao valor <text:span text:style-name="T75">de falha</text:span> a ação é bem sucedida <text:span text:style-name="T141">podendo causar algum efeito</text:span>.</text:p>
      <text:p text:style-name="P58"/>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2">Etapa 1</text:p>
          </table:table-cell>
          <table:table-cell table:style-name="Squencia-do-Teste.B1" office:value-type="string">
            <text:p text:style-name="P4">A ação é proposta</text:p>
          </table:table-cell>
        </table:table-row>
        <table:table-row table:style-name="Squencia-do-Teste.1">
          <table:table-cell table:style-name="Squencia-do-Teste.A2" office:value-type="string">
            <text:p text:style-name="P12">Etapa 2</text:p>
          </table:table-cell>
          <table:table-cell table:style-name="Squencia-do-Teste.B2" office:value-type="string">
            <text:p text:style-name="P4">As reações são <text:span text:style-name="T69">declaradas a favor e contra a ação</text:span></text:p>
          </table:table-cell>
        </table:table-row>
        <table:table-row table:style-name="Squencia-do-Teste.1">
          <table:table-cell table:style-name="Squencia-do-Teste.A2" office:value-type="string">
            <text:p text:style-name="P12">Etapa 3</text:p>
          </table:table-cell>
          <table:table-cell table:style-name="Squencia-do-Teste.B2" office:value-type="string">
            <text:p text:style-name="P5">Os impactos são sugeridos para definir <text:span text:style-name="T75">o número de dados</text:span></text:p>
          </table:table-cell>
        </table:table-row>
        <table:table-row table:style-name="Squencia-do-Teste.1">
          <table:table-cell table:style-name="Squencia-do-Teste.A2" office:value-type="string">
            <text:p text:style-name="P12">Etapa 4</text:p>
          </table:table-cell>
          <table:table-cell table:style-name="Squencia-do-Teste.B2" office:value-type="string">
            <text:p text:style-name="P6">Os dados são jogados <text:span text:style-name="T75">p</text:span><text:span text:style-name="T77">ara definir os valores de sucesso e falha</text:span></text:p>
          </table:table-cell>
        </table:table-row>
        <table:table-row table:style-name="Squencia-do-Teste.1">
          <table:table-cell table:style-name="Squencia-do-Teste.A2" office:value-type="string">
            <text:p text:style-name="P12">Etapa 5</text:p>
          </table:table-cell>
          <table:table-cell table:style-name="Squencia-do-Teste.B2" office:value-type="string">
            <text:p text:style-name="P5">Caso o <text:span text:style-name="T75">valor</text:span> de sucesso <text:span text:style-name="T75">seja</text:span> igual ou maior que <text:span text:style-name="T75">o valor de falha</text:span> prossiga para a Etapa 6, do contrário para a Etapa 7</text:p>
          </table:table-cell>
        </table:table-row>
        <table:table-row table:style-name="Squencia-do-Teste.1">
          <table:table-cell table:style-name="Squencia-do-Teste.A2" office:value-type="string">
            <text:p text:style-name="P12">Etapa 6</text:p>
          </table:table-cell>
          <table:table-cell table:style-name="Squencia-do-Teste.B2" office:value-type="string">
            <text:p text:style-name="P5">Sucesso. A ação acontece e os efeitos são aplicados</text:p>
          </table:table-cell>
        </table:table-row>
        <table:table-row table:style-name="Squencia-do-Teste.1">
          <table:table-cell table:style-name="Squencia-do-Teste.A7" office:value-type="string">
            <text:p text:style-name="P13">Etapa 7</text:p>
          </table:table-cell>
          <table:table-cell table:style-name="Squencia-do-Teste.B7" office:value-type="string">
            <text:p text:style-name="P5">Falha. A ação fracassa e os efeitos não são aplicados</text:p>
          </table:table-cell>
        </table:table-row>
      </table:table>
      <text:p text:style-name="P58"/>
      <text:p text:style-name="P61">Nos teste o número <text:span text:style-name="T82">mínimo </text:span>de dados <text:span text:style-name="T82">de sucesso</text:span> <text:span text:style-name="T82">e falha são</text:span> um <text:span text:style-name="T82">para cada lado</text:span>, <text:span text:style-name="T82">um d6 de sucesso</text:span> e um d6 <text:span text:style-name="T82">de falha</text:span>, <text:span text:style-name="T70">o</text:span>s impactos adicionam dados a <text:span text:style-name="T153">essa </text:span><text:span text:style-name="T91">quanti</text:span><text:span text:style-name="T153">d</text:span><text:span text:style-name="T91">a</text:span><text:span text:style-name="T153">de</text:span><text:span text:style-name="T91"> inicial</text:span>. <text:span text:style-name="T83">Reações contrarias adicionam dados de falha e reações favor</text:span><text:span text:style-name="T91">áveis</text:span><text:span text:style-name="T83"> adicionam dados de sucesso ao teste </text:span><text:span text:style-name="T142">com base nos impactos que as reações causam</text:span><text:span text:style-name="T83">. </text:span></text:p>
      <text:p text:style-name="P61"><text:soft-page-break/></text:p>
      <text:p text:style-name="P61"><text:span text:style-name="T92">O valor de sucesso é a soma do</text:span><text:span text:style-name="T111">s</text:span><text:span text:style-name="T92"> resultados obtido na jogada dos dados de sucesso, e o valor de falha é a soma do</text:span><text:span text:style-name="T111">s</text:span><text:span text:style-name="T92"> resultado</text:span><text:span text:style-name="T111">s</text:span><text:span text:style-name="T92"> obtido</text:span><text:span text:style-name="T142">s</text:span><text:span text:style-name="T92"> na jogada dos dados de falha. </text:span></text:p>
      <text:p text:style-name="P60"/>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6">Impactos Causados</text:p>
          </table:table-cell>
          <table:covered-table-cell/>
          <table:table-cell table:style-name="Impactos-Causados.C1" office:value-type="string">
            <text:p text:style-name="P22">Jogador 1 (J1)</text:p>
          </table:table-cell>
          <table:table-cell table:style-name="Impactos-Causados.D1" office:value-type="string">
            <text:p text:style-name="P22">Mestre <text:span text:style-name="T68">(M)</text:span></text:p>
          </table:table-cell>
        </table:table-row>
        <table:table-row table:style-name="Impactos-Causados.1">
          <table:covered-table-cell table:style-name="Impactos-Causados.A1"/>
          <table:covered-table-cell/>
          <table:table-cell table:style-name="Impactos-Causados.C2" office:value-type="string">
            <text:p text:style-name="P21">Ação</text:p>
          </table:table-cell>
          <table:table-cell table:style-name="Impactos-Causados.D2" office:value-type="string">
            <text:p text:style-name="P21">Ação</text:p>
          </table:table-cell>
        </table:table-row>
        <table:table-row table:style-name="Impactos-Causados.1">
          <table:covered-table-cell table:style-name="Impactos-Causados.A1"/>
          <table:covered-table-cell/>
          <table:table-cell table:style-name="Impactos-Causados.C3" office:value-type="string">
            <text:p text:style-name="P21">J1 <text:span text:style-name="T83">adiciona dados de sucesso</text:span></text:p>
          </table:table-cell>
          <table:table-cell table:style-name="Impactos-Causados.D3" office:value-type="string">
            <text:p text:style-name="P25">M <text:span text:style-name="T83">adiciona dados de sucesso</text:span></text:p>
          </table:table-cell>
        </table:table-row>
        <table:table-row table:style-name="Impactos-Causados.1">
          <table:table-cell table:style-name="Impactos-Causados.C1" office:value-type="string">
            <text:p text:style-name="P23">Jogador 2 (J2)</text:p>
          </table:table-cell>
          <table:table-cell table:style-name="Impactos-Causados.B4" office:value-type="string">
            <text:p text:style-name="P23">Reação Contraria</text:p>
          </table:table-cell>
          <table:table-cell table:style-name="Impactos-Causados.D3" office:value-type="string">
            <text:p text:style-name="P24">J2 <text:span text:style-name="T83">adiciona dados de falha</text:span></text:p>
          </table:table-cell>
          <table:table-cell table:style-name="Impactos-Causados.D4" office:value-type="string">
            <text:p text:style-name="P25">J2 <text:span text:style-name="T83">adiciona dados de falha</text:span></text:p>
          </table:table-cell>
        </table:table-row>
        <table:table-row table:style-name="Impactos-Causados.1">
          <table:table-cell table:style-name="Impactos-Causados.A5" office:value-type="string">
            <text:p text:style-name="P27">Jogador 3 (J3)</text:p>
          </table:table-cell>
          <table:table-cell table:style-name="Impactos-Causados.B5" office:value-type="string">
            <text:p text:style-name="P23">Reação a Favor</text:p>
          </table:table-cell>
          <table:table-cell table:style-name="Impactos-Causados.D3" office:value-type="string">
            <text:p text:style-name="P24">J3 <text:span text:style-name="T83">adiciona dados de sucesso</text:span></text:p>
          </table:table-cell>
          <table:table-cell table:style-name="Impactos-Causados.D4" office:value-type="string">
            <text:p text:style-name="P25">J3 <text:span text:style-name="T83">adiciona dados de sucesso</text:span></text:p>
          </table:table-cell>
        </table:table-row>
        <table:table-row table:style-name="Impactos-Causados.1">
          <table:table-cell table:style-name="Impactos-Causados.C2" table:number-rows-spanned="2" office:value-type="string">
            <text:p text:style-name="P23">Mestre <text:span text:style-name="T68">(M)</text:span></text:p>
          </table:table-cell>
          <table:table-cell table:style-name="Impactos-Causados.B6" office:value-type="string">
            <text:p text:style-name="P23">Reação Contraria</text:p>
          </table:table-cell>
          <table:table-cell table:style-name="Impactos-Causados.D3" office:value-type="string">
            <text:p text:style-name="P26">M <text:span text:style-name="T83">adiciona dados de falha</text:span></text:p>
          </table:table-cell>
          <table:table-cell table:style-name="Impactos-Causados.D6" table:number-rows-spanned="2" office:value-type="string">
            <text:p text:style-name="P22">Não é testado o mestre decide</text:p>
          </table:table-cell>
        </table:table-row>
        <table:table-row table:style-name="Impactos-Causados.1">
          <table:covered-table-cell table:style-name="Impactos-Causados.C2"/>
          <table:table-cell table:style-name="Impactos-Causados.B7" office:value-type="string">
            <text:p text:style-name="P23">Reação a Favor</text:p>
          </table:table-cell>
          <table:table-cell table:style-name="Impactos-Causados.D2" office:value-type="string">
            <text:p text:style-name="P26">M <text:span text:style-name="T83">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28"/>
      <text:p text:style-name="P52">Os jogadores preferencialmente jogam os dados, <text:span text:style-name="T71">a soma dos dados de </text:span><text:span text:style-name="T93">sucesso</text:span><text:span text:style-name="T71"> são o valor de sucesso e a soma dos dados de </text:span><text:span text:style-name="T93">falha</text:span><text:span text:style-name="T71"> são o valor de falha</text:span>. <text:span text:style-name="T71">Nas jogadas de teste </text:span><text:span text:style-name="T72">de ações e reações </text:span><text:span text:style-name="T71">são </text:span><text:span text:style-name="T93">prioritariamente</text:span><text:span text:style-name="T71"> os jogadores que </text:span><text:span text:style-name="T72">rolam</text:span><text:span text:style-name="T71"> os dados, já nas disputas de </text:span><text:span text:style-name="T93">ordem</text:span><text:span text:style-name="T71"> os jogadores </text:span><text:span text:style-name="T73">rolam</text:span><text:span text:style-name="T71"> os dados de seus personagens e o mestre </text:span><text:span text:style-name="T74">rola</text:span><text:span text:style-name="T71"> os dados dos personagens </text:span><text:span text:style-name="T74">restantes</text:span><text:span text:style-name="T71">.</text:span></text:p>
      <text:p text:style-name="P62"/>
      <text:h text:style-name="Heading_20_3" text:outline-level="3"><text:bookmark-start text:name="__RefHeading___Toc1449_3064034263"/>Disputa de <text:span text:style-name="T84">Ordem</text:span><text:bookmark-end text:name="__RefHeading___Toc1449_3064034263"/></text:h>
      <text:p text:style-name="P55"/>
      <text:p text:style-name="P63">Disputas de ordem <text:span text:style-name="T86">são teste usados para definir dentre um grupo de personagens </text:span><text:span text:style-name="T105">qual a classificação de cada um em relação a alguma evento da história</text:span><text:span text:style-name="T86">, como em uma competição </text:span><text:span text:style-name="T106">no qual</text:span><text:span text:style-name="T86"> </text:span><text:span text:style-name="T106">os</text:span><text:span text:style-name="T86"> personage</text:span><text:span text:style-name="T106">ns</text:span><text:span text:style-name="T86"> disputa</text:span><text:span text:style-name="T106">m</text:span><text:span text:style-name="T86"> para saber </text:span><text:span text:style-name="T106">qual a ordem de classificação de cada um deles</text:span><text:span text:style-name="T86">. O </text:span><text:soft-page-break/><text:span text:style-name="T86">caso mais comum é definir qual a ordem dos turnos </text:span><text:span text:style-name="T106">de cada personagem </text:span><text:span text:style-name="T154">durante o inicio de </text:span><text:span text:style-name="T86">uma cena.</text:span></text:p>
      <text:p text:style-name="P56"/>
      <text:p text:style-name="P56">Quando uma cena <text:span text:style-name="T155">começa</text:span> os personagens envolvidos disputam para decidir qual será a ordem dos turnos. Essa ordem se repete a cada rodada durante toda a cena. Essa disputa é resolvida jogando dados e somando os resultados, cada personagem joga <text:span text:style-name="T138">um</text:span>a quantidade de d6 e soma os valores para definir o quanto veloz ele será nessa disputa.</text:p>
      <text:p text:style-name="P56"/>
      <text:p text:style-name="P56">Os turnos são ordenados com base nos maiores valores para os menores valores <text:span text:style-name="T86">obtidos </text:span><text:span text:style-name="T107">nas somas dos dados</text:span>, <text:s/>os maiores valores jogam primeiro. A quantidade de dados a serem jogados é decidido com base na história e no impacto que cada personagem consegue causar <text:span text:style-name="T66">com seus traços, equipamento e efeitos,</text:span> <text:span text:style-name="T140">em toda disputa o sucesso inicia com um d6 e a falha inicia com um d6,</text:span> <text:span text:style-name="T66">o</text:span><text:span text:style-name="T140">s</text:span><text:span text:style-name="T66"> impacto</text:span><text:span text:style-name="T140">s</text:span><text:span text:style-name="T66"> </text:span><text:span text:style-name="T140">adicionam mais dados</text:span>.</text:p>
      <text:p text:style-name="P45"/>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86">P1</text:p>
          </table:table-cell>
          <table:table-cell table:style-name="Atencao-e-Reflexo.B1" office:value-type="string">
            <text:p text:style-name="P86">P2</text:p>
          </table:table-cell>
          <table:table-cell table:style-name="Atencao-e-Reflexo.D1" office:value-type="string">
            <text:p text:style-name="P86">P3</text:p>
          </table:table-cell>
        </table:table-row>
        <table:table-row table:style-name="Atencao-e-Reflexo.1">
          <table:table-cell table:style-name="Atencao-e-Reflexo.A2" office:value-type="string">
            <text:p text:style-name="P87">Resultado dos dados</text:p>
          </table:table-cell>
          <table:table-cell table:style-name="Atencao-e-Reflexo.B2" office:value-type="string">
            <text:p text:style-name="P3"><text:span text:style-name="T107">2d6, </text:span><text:span text:style-name="T108">soma</text:span><text:span text:style-name="T111">ndo</text:span><text:span text:style-name="T108"> </text:span>5</text:p>
          </table:table-cell>
          <table:table-cell table:style-name="Atencao-e-Reflexo.B2" office:value-type="string">
            <text:p text:style-name="P3"><text:span text:style-name="T107">2d6, </text:span><text:span text:style-name="T108">soma</text:span><text:span text:style-name="T111">ndo</text:span><text:span text:style-name="T107"> </text:span>10</text:p>
          </table:table-cell>
          <table:table-cell table:style-name="Atencao-e-Reflexo.D2" office:value-type="string">
            <text:p text:style-name="P3"><text:span text:style-name="T111">1</text:span><text:span text:style-name="T107">d6, </text:span><text:span text:style-name="T108">soma</text:span><text:span text:style-name="T111">ndo</text:span><text:span text:style-name="T107"> </text:span>4</text:p>
          </table:table-cell>
        </table:table-row>
        <table:table-row table:style-name="Atencao-e-Reflexo.1">
          <table:table-cell table:style-name="Atencao-e-Reflexo.A3" office:value-type="string">
            <text:p text:style-name="P88">Ordem dos turnos</text:p>
          </table:table-cell>
          <table:table-cell table:style-name="Atencao-e-Reflexo.B3" office:value-type="string">
            <text:p text:style-name="P82">P2</text:p>
          </table:table-cell>
          <table:table-cell table:style-name="Atencao-e-Reflexo.B3" office:value-type="string">
            <text:p text:style-name="P82">P1</text:p>
          </table:table-cell>
          <table:table-cell table:style-name="Atencao-e-Reflexo.D3" office:value-type="string">
            <text:p text:style-name="P82">P3</text:p>
          </table:table-cell>
        </table:table-row>
      </table:table>
      <text:p text:style-name="P28"/>
      <text:p text:style-name="P57"><text:span text:style-name="T65">Nas disputas de </text:span><text:span text:style-name="T86">ordem</text:span><text:span text:style-name="T65"> cada jogador joga os dados para seu personagem e o mestre joga os dados para os personagens restantes. </text:span>O mestre julga se os impactos são adequados e resolve qualquer impasse que acontece como resultado, ele decide como resolver o impasse.</text:p>
      <text:p text:style-name="P57"/>
      <text:h text:style-name="P128" text:outline-level="3"><text:bookmark-start text:name="__RefHeading___Toc1453_3064034263"/>Ações de <text:span text:style-name="T13">M</text:span>ovimento<text:bookmark-end text:name="__RefHeading___Toc1453_3064034263"/></text:h>
      <text:p text:style-name="P28"/>
      <text:p text:style-name="P44">O deslocamento dos personagens quase todo tempo é livre, o jogador precisa somente <text:span text:style-name="T12">declarar</text:span> como o personagem vai se deslocar. <text:span text:style-name="T12">Quando </text:span><text:soft-page-break/><text:span text:style-name="T12">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41"/>
      <text:p text:style-name="P41">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41"/>
      <text:p text:style-name="P41">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8"/>
      <text:h text:style-name="Heading_20_3" text:outline-level="3"><text:bookmark-start text:name="__RefHeading___Toc2485_1656552529"/><text:span text:style-name="T112">Enfrentando </text:span>Desafios<text:bookmark-end text:name="__RefHeading___Toc2485_1656552529"/></text:h>
      <text:p text:style-name="Standard"/>
      <text:p text:style-name="P83">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0">Ou uma armadilha que acionada propõem uma ação contra um jogador que pode definir uma reação.</text:span></text:p>
      <text:p text:style-name="P83"/>
      <text:p text:style-name="P83"><text:span text:style-name="T110">Nas</text:span> disputas <text:span text:style-name="T110">os</text:span> desafios também <text:span text:style-name="T110">são </text:span>tratamos como um personagem, em que ele terá um número de dados para jogar permitindo que o <text:soft-page-break/>desafio entre na classificação com os demais personagens. Jogos esportivos <text:span text:style-name="T95">como correr atrás de um queijo rolando morro abaixo é um exemplo dessas disputas, algum personagem pode pegar o queijo, mas o queijo pode chegar ao final do morro e ninguém o alcançar</text:span>.</text:p>
      <text:p text:style-name="P83"/>
      <text:p text:style-name="P83"/>
      <text:h text:style-name="P122" text:outline-level="1"><text:bookmark-start text:name="__RefHeading___Toc3280_190082474"/>Criando Cenários<text:bookmark-end text:name="__RefHeading___Toc3280_190082474"/></text:h>
      <text:p text:style-name="P74"/>
      <text:p text:style-name="P7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76"/>
      <text:p text:style-name="P7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76"/>
      <text:p text:style-name="P130"><text:span text:style-name="T76">São por meio dessas definições que os personagens serão criados, e com base nelas que as ações e reações d</text:span><text:span text:style-name="T81">esses</text:span><text:span text:style-name="T76"> personagens serão moderadas pelo mestre durante o decorrer de uma história.</text:span></text:p>
      <text:p text:style-name="P129"/>
      <text:p text:style-name="P129"/>
      <text:p text:style-name="P117"><text:span text:style-name="T156">.:</text:span></text:p>
      <text:p text:style-name="P77"/>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1"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201cm" table:align="margins"/>
    </style:style>
    <style:style style:name="Header.A" style:family="table-column">
      <style:table-column-properties style:column-width="11.608cm" style:rel-column-width="62348*"/>
    </style:style>
    <style:style style:name="Header.B" style:family="table-column">
      <style:table-column-properties style:column-width="0.593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201cm" table:align="margins"/>
    </style:style>
    <style:style style:name="Footer.A" style:family="table-column">
      <style:table-column-properties style:column-width="11.483cm" style:rel-column-width="61680*"/>
    </style:style>
    <style:style style:name="Footer.B" style:family="table-column">
      <style:table-column-properties style:column-width="0.718cm" style:rel-column-width="3855*"/>
    </style:style>
    <style:style style:name="Footer.A1" style:family="table-cell">
      <style:table-cell-properties style:vertical-align="middle"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10pt" officeooo:paragraph-rsid="00f6fb4c" style:font-size-asian="10pt" style:font-size-complex="10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A1" office:value-type="string">
              <text:p text:style-name="MP5"><text:span text:style-name="MT3"><text:page-number text:select-page="current">16</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24T10:59:24.766778824</dc:date>
    <meta:editing-duration>P1DT6H28M59S</meta:editing-duration>
    <meta:editing-cycles>423</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document-statistic meta:table-count="12" meta:image-count="0" meta:object-count="0" meta:page-count="16" meta:paragraph-count="231" meta:word-count="3489" meta:character-count="20457" meta:non-whitespace-character-count="17184"/>
  </office:meta>
</office:document-meta>
</file>